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7824" officeooo:paragraph-rsid="001f7824"/>
    </style:style>
    <style:style style:name="P2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3" style:family="paragraph" style:parent-style-name="Standard">
      <style:paragraph-properties fo:margin-top="0cm" fo:margin-bottom="0.499cm" style:contextual-spacing="false" style:line-height-at-least="0.503cm"/>
      <style:text-properties fo:color="#d4d4d4" loext:opacity="100%" style:font-name="Droid Sans Mono" fo:font-size="10.5pt" fo:font-weight="normal" fo:background-color="#1e1e1e"/>
    </style:style>
    <style:style style:name="P4" style:family="paragraph" style:parent-style-name="Standard">
      <style:text-properties fo:color="#d4d4d4" loext:opacity="100%" style:font-name="Droid Sans Mono" fo:font-size="10.5pt" fo:font-weight="normal" officeooo:rsid="001f7824" officeooo:paragraph-rsid="001f7824" fo:background-color="#1e1e1e"/>
    </style:style>
    <style:style style:name="P5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6" style:family="paragraph" style:parent-style-name="Standard">
      <style:text-properties fo:color="#6a9955" loext:opacity="100%" style:font-name="Droid Sans Mono" fo:font-size="10.5pt" fo:font-weight="normal" officeooo:rsid="001f7824" officeooo:paragraph-rsid="001f7824" fo:background-color="#1e1e1e"/>
    </style:style>
    <style:style style:name="P7" style:family="paragraph" style:parent-style-name="Standard">
      <style:paragraph-properties style:line-height-at-least="0.503cm"/>
      <style:text-properties fo:color="#569cd6" loext:opacity="100%" style:font-name="Droid Sans Mono" fo:font-size="10.5pt" fo:font-weight="normal" fo:background-color="#1e1e1e"/>
    </style:style>
    <style:style style:name="P8" style:family="paragraph" style:parent-style-name="Standard">
      <style:paragraph-properties fo:margin-top="0cm" fo:margin-bottom="0.499cm" style:contextual-spacing="false" style:line-height-at-least="0.503cm"/>
    </style:style>
    <style:style style:name="P9" style:family="paragraph" style:parent-style-name="Standard">
      <style:paragraph-properties style:line-height-at-least="0.503cm"/>
    </style:style>
    <style:style style:name="T1" style:family="text">
      <style:text-properties fo:color="#dcdcaa" loext:opacity="100%"/>
    </style:style>
    <style:style style:name="T2" style:family="text">
      <style:text-properties fo:color="#d4d4d4" loext:opacity="100%" style:font-name="Droid Sans Mono" fo:font-size="10.5pt" fo:font-weight="normal" fo:background-color="#1e1e1e" loext:char-shading-value="0"/>
    </style:style>
    <style:style style:name="T3" style:family="text">
      <style:text-properties fo:color="#c586c0" loext:opacity="100%"/>
    </style:style>
    <style:style style:name="T4" style:family="text">
      <style:text-properties fo:color="#ce9178" loext:opacity="100%"/>
    </style:style>
    <style:style style:name="T5" style:family="text">
      <style:text-properties fo:color="#9cdcfe" loext:opacity="100%"/>
    </style:style>
    <style:style style:name="T6" style:family="text">
      <style:text-properties fo:color="#569cd6" loext:opacity="100%"/>
    </style:style>
    <style:style style:name="T7" style:family="text">
      <style:text-properties fo:color="#4ec9b0" loext:opacity="100%"/>
    </style:style>
    <style:style style:name="T8" style:family="text">
      <style:text-properties fo:color="#6a9955" loext:opacity="100%"/>
    </style:style>
    <style:style style:name="T9" style:family="text">
      <style:text-properties fo:color="#808080" loext:opacity="100%"/>
    </style:style>
    <style:style style:name="T10" style:family="text">
      <style:text-properties fo:color="#b5cea8" loext:opacity="100%"/>
    </style:style>
    <style:style style:name="T11" style:family="text">
      <style:text-properties fo:color="#4fc1ff" loext:opacity="100%"/>
    </style:style>
    <style:style style:name="T1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oici la configuration de ma base de données sur dbeaver :</text:p>
      <text:p text:style-name="P1"/>
      <text:p text:style-name="P1">Voici la configuration de ma table categorie sur dbeaver :</text:p>
      <text:p text:style-name="P1"/>
      <text:p text:style-name="P1">Voici l’appel à ma database : </text:p>
      <text:p text:style-name="P6">&lt;!-- Ici laconnexion avec ma base de donnée "thedistrict" sur Dbeaver --&gt;</text:p>
      <text:p text:style-name="P8"/>
      <text:p text:style-name="P7">&lt;?php</text:p>
      <text:p text:style-name="P2"><text:span text:style-name="T1">session_start</text:span>();</text:p>
      <text:p text:style-name="P2"><text:span text:style-name="T3">require_once</text:span>(<text:span text:style-name="T4">'dao.php'</text:span>);</text:p>
      <text:p text:style-name="P9"/>
      <text:p text:style-name="P2"><text:span text:style-name="T5">$servername</text:span> = <text:span text:style-name="T4">"localhost"</text:span>;</text:p>
      <text:p text:style-name="P2"><text:span text:style-name="T5">$username</text:span> = <text:span text:style-name="T4">"admin"</text:span>;</text:p>
      <text:p text:style-name="P2"><text:span text:style-name="T5">$password</text:span> = <text:span text:style-name="T4">"Afpa1234"</text:span>;</text:p>
      <text:p text:style-name="P2"><text:span text:style-name="T5">$dbname</text:span> = <text:span text:style-name="T4">"thedistrict"</text:span>;</text:p>
      <text:p text:style-name="P9"/>
      <text:p text:style-name="P2"><text:span text:style-name="T3">try</text:span> {</text:p>
      <text:p text:style-name="P2"><text:span text:style-name="T5">$conn</text:span> = <text:span text:style-name="T6">new</text:span> <text:span text:style-name="T7">PDO</text:span>(<text:span text:style-name="T4">"mysql:host=</text:span><text:span text:style-name="T5">$servername</text:span><text:span text:style-name="T4">;dbname=</text:span><text:span text:style-name="T5">$dbname</text:span><text:span text:style-name="T4">"</text:span>, <text:span text:style-name="T5">$username</text:span>, <text:span text:style-name="T5">$password</text:span>);</text:p>
      <text:p text:style-name="P5">// configurer le mode d'erreur PDO pour générer des exceptions</text:p>
      <text:p text:style-name="P2"><text:span text:style-name="T5">$conn</text:span>-&gt;<text:span text:style-name="T1">setAttribute</text:span>(<text:span text:style-name="T7">PDO</text:span>::ATTR_ERRMODE, <text:span text:style-name="T7">PDO</text:span>::ERRMODE_EXCEPTION);</text:p>
      <text:p text:style-name="P2">} <text:span text:style-name="T3">catch</text:span>(<text:span text:style-name="T7">PDOException</text:span> <text:span text:style-name="T5">$e</text:span>) {</text:p>
      <text:p text:style-name="P2"><text:span text:style-name="T1">echo</text:span> <text:span text:style-name="T4">"Erreur de connexion à la base de données: "</text:span> . <text:span text:style-name="T5">$e</text:span>-&gt;<text:span text:style-name="T1">getMessage</text:span>();</text:p>
      <text:p text:style-name="P2">}</text:p>
      <text:p text:style-name="P2"><text:span text:style-name="T6">?&gt;</text:span></text:p>
      <text:p text:style-name="P3"><text:line-break/></text:p>
      <text:p text:style-name="P1"/>
      <text:p text:style-name="P1">Toutes mes fonctions sont stockées dans un fichier dao.php</text:p>
      <text:p text:style-name="P6">&lt;!-- Ici le DAO: qui regroupe toutes mes fonctions --&gt;</text:p>
      <text:p text:style-name="P8"/>
      <text:p text:style-name="P7">&lt;?php</text:p>
      <text:p text:style-name="P9"/>
      <text:p text:style-name="P2"><text:span text:style-name="T6">function</text:span> <text:span text:style-name="T1">search_plats</text:span>(<text:span text:style-name="T5">$conn</text:span>, <text:span text:style-name="T5">$search_query</text:span>) {</text:p>
      <text:p text:style-name="P2"><text:span text:style-name="T5">$sql</text:span> = <text:span text:style-name="T4">"</text:span><text:span text:style-name="T6">SELECT</text:span><text:span text:style-name="T4"> </text:span>*<text:span text:style-name="T4"> </text:span><text:span text:style-name="T6">FROM</text:span><text:span text:style-name="T4"> plat </text:span><text:span text:style-name="T6">WHERE</text:span><text:span text:style-name="T4"> libelle </text:span><text:span text:style-name="T6">LIKE</text:span><text:span text:style-name="T4"> :search_query"</text:span>; </text:p>
      <text:p text:style-name="P2"><text:span text:style-name="T5">$stmt</text:span> = <text:span text:style-name="T5">$conn</text:span>-&gt;<text:span text:style-name="T1">prepare</text:span>(<text:span text:style-name="T5">$sql</text:span>);</text:p>
      <text:p text:style-name="P2"><text:span text:style-name="T5">$stmt</text:span>-&gt;<text:span text:style-name="T1">bindValue</text:span>(<text:span text:style-name="T4">':search_query'</text:span>, <text:span text:style-name="T4">'%'</text:span> . <text:span text:style-name="T5">$search_query</text:span> . <text:span text:style-name="T4">'%'</text:span>, <text:span text:style-name="T7">PDO</text:span>::PARAM_STR);</text:p>
      <text:p text:style-name="P2"><text:span text:style-name="T5">$stmt</text:span>-&gt;<text:span text:style-name="T1">execute</text:span>();</text:p>
      <text:p text:style-name="P2"><text:span text:style-name="T3">return</text:span> <text:span text:style-name="T5">$stmt</text:span>-&gt;<text:span text:style-name="T1">fetchAll</text:span>(<text:span text:style-name="T7">PDO</text:span>::FETCH_ASSOC);</text:p>
      <text:p text:style-name="P2">}</text:p>
      <text:p text:style-name="P3"><text:line-break/><text:line-break/><text:line-break/></text:p>
      <text:p text:style-name="P5">// Fonction pour récupérer les catégories de la base de données</text:p>
      <text:p text:style-name="P2"><text:span text:style-name="T6">function</text:span> <text:span text:style-name="T1">get_categories</text:span>(<text:span text:style-name="T5">$conn</text:span>, <text:span text:style-name="T5">$limit</text:span> = <text:span text:style-name="T6">null</text:span>, <text:span text:style-name="T5">$offset</text:span> = <text:span text:style-name="T6">null</text:span>) {</text:p>
      <text:p text:style-name="P5">// Requête SQL pour sélectionner toutes les catégories</text:p>
      <text:p text:style-name="P2"><text:soft-page-break/><text:span text:style-name="T5">$sql</text:span> = <text:span text:style-name="T4">"</text:span><text:span text:style-name="T6">SELECT</text:span><text:span text:style-name="T4"> </text:span>*<text:span text:style-name="T4"> </text:span><text:span text:style-name="T6">FROM</text:span><text:span text:style-name="T4"> categorie </text:span><text:span text:style-name="T6">where</text:span><text:span text:style-name="T4"> categorie.active </text:span>=<text:span text:style-name="T4"> 'Yes'"</text:span>;</text:p>
      <text:p text:style-name="P5">// Si une limite est spécifiée, l'ajouter à la requête</text:p>
      <text:p text:style-name="P2"><text:span text:style-name="T3">if</text:span> (<text:span text:style-name="T5">$limit</text:span> !== <text:span text:style-name="T6">null</text:span>) {</text:p>
      <text:p text:style-name="P2"><text:span text:style-name="T5">$sql</text:span> .= <text:span text:style-name="T4">" LIMIT </text:span><text:span text:style-name="T5">$limit</text:span><text:span text:style-name="T4">"</text:span>;</text:p>
      <text:p text:style-name="P2">}</text:p>
      <text:p text:style-name="P5">// Si un décalage est spécifié, l'ajouter à la requête</text:p>
      <text:p text:style-name="P2"><text:span text:style-name="T3">if</text:span> (<text:span text:style-name="T5">$offset</text:span> !== <text:span text:style-name="T6">null</text:span>) {</text:p>
      <text:p text:style-name="P2"><text:span text:style-name="T5">$sql</text:span> .= <text:span text:style-name="T4">" OFFSET </text:span><text:span text:style-name="T5">$offset</text:span><text:span text:style-name="T4">"</text:span>;</text:p>
      <text:p text:style-name="P2">}</text:p>
      <text:p text:style-name="P5">// Préparer la requête</text:p>
      <text:p text:style-name="P2"><text:span text:style-name="T5">$stmt</text:span> = <text:span text:style-name="T5">$conn</text:span>-&gt;<text:span text:style-name="T1">prepare</text:span>(<text:span text:style-name="T5">$sql</text:span>);</text:p>
      <text:p text:style-name="P5">// Exécuter la requête</text:p>
      <text:p text:style-name="P2"><text:span text:style-name="T5">$stmt</text:span>-&gt;<text:span text:style-name="T1">execute</text:span>();</text:p>
      <text:p text:style-name="P5">// Récupérer tous les résultats sous forme de tableau associatif</text:p>
      <text:p text:style-name="P2"><text:span text:style-name="T3">return</text:span> <text:span text:style-name="T5">$stmt</text:span>-&gt;<text:span text:style-name="T1">fetchAll</text:span>(<text:span text:style-name="T7">PDO</text:span>::FETCH_ASSOC);</text:p>
      <text:p text:style-name="P2">}</text:p>
      <text:p text:style-name="P9"/>
      <text:p text:style-name="P5">/* ************************************************* */</text:p>
      <text:p text:style-name="P9"/>
      <text:p text:style-name="P5">// Fonction pour récupérer les plats les plus vendus de la base de données</text:p>
      <text:p text:style-name="P2"><text:span text:style-name="T6">function</text:span> <text:span text:style-name="T1">get_best_sellers</text:span>(<text:span text:style-name="T5">$conn</text:span>, <text:span text:style-name="T5">$limit</text:span>) {</text:p>
      <text:p text:style-name="P5">// Requête SQL pour sélectionner les images des plats les plus vendus</text:p>
      <text:p text:style-name="P2"><text:span text:style-name="T5">$sql</text:span> = <text:span text:style-name="T4">"</text:span><text:span text:style-name="T6">SELECT</text:span><text:span text:style-name="T4"> p.image </text:span><text:span text:style-name="T6">FROM</text:span><text:span text:style-name="T4"> plat p </text:span><text:span text:style-name="T6">JOIN</text:span><text:span text:style-name="T4"> commande c </text:span><text:span text:style-name="T6">ON</text:span><text:span text:style-name="T4"> p.id </text:span>=<text:span text:style-name="T4"> c.id_plat </text:span><text:span text:style-name="T6">GROUP BY</text:span><text:span text:style-name="T4"> p.id </text:span><text:span text:style-name="T6">ORDER BY</text:span><text:span text:style-name="T4"> </text:span><text:span text:style-name="T1">COUNT</text:span><text:span text:style-name="T4">(c.id) </text:span><text:span text:style-name="T6">DESC</text:span><text:span text:style-name="T4"> </text:span><text:span text:style-name="T6">LIMIT</text:span><text:span text:style-name="T4"> </text:span><text:span text:style-name="T5">$limit</text:span><text:span text:style-name="T4">"</text:span>;</text:p>
      <text:p text:style-name="P5">// Préparer la requête</text:p>
      <text:p text:style-name="P2"><text:span text:style-name="T5">$stmt</text:span> = <text:span text:style-name="T5">$conn</text:span>-&gt;<text:span text:style-name="T1">prepare</text:span>(<text:span text:style-name="T5">$sql</text:span>);</text:p>
      <text:p text:style-name="P5">// Exécuter la requête</text:p>
      <text:p text:style-name="P2"><text:span text:style-name="T5">$stmt</text:span>-&gt;<text:span text:style-name="T1">execute</text:span>();</text:p>
      <text:p text:style-name="P5">// Récupérer tous les résultats sous forme de tableau associatif</text:p>
      <text:p text:style-name="P2"><text:span text:style-name="T3">return</text:span> <text:span text:style-name="T5">$stmt</text:span>-&gt;<text:span text:style-name="T1">fetchAll</text:span>(<text:span text:style-name="T7">PDO</text:span>::FETCH_ASSOC);</text:p>
      <text:p text:style-name="P2">}</text:p>
      <text:p text:style-name="P9"/>
      <text:p text:style-name="P5">/* ************************************************* */</text:p>
      <text:p text:style-name="P9"/>
      <text:p text:style-name="P2"><text:span text:style-name="T6">function</text:span> <text:span text:style-name="T1">get_plats_by_categorie</text:span>(<text:span text:style-name="T5">$conn</text:span>, <text:span text:style-name="T5">$categorie_id</text:span>) {</text:p>
      <text:p text:style-name="P2"><text:span text:style-name="T5">$sql</text:span> = <text:span text:style-name="T4">"</text:span><text:span text:style-name="T6">SELECT</text:span><text:span text:style-name="T4"> </text:span>*<text:span text:style-name="T4"> </text:span><text:span text:style-name="T6">FROM</text:span><text:span text:style-name="T4"> plat </text:span><text:span text:style-name="T6">WHERE</text:span><text:span text:style-name="T4"> id_categorie </text:span>=<text:span text:style-name="T4"> :categorie_id"</text:span>;</text:p>
      <text:p text:style-name="P2"><text:span text:style-name="T5">$stmt</text:span> = <text:span text:style-name="T5">$conn</text:span>-&gt;<text:span text:style-name="T1">prepare</text:span>(<text:span text:style-name="T5">$sql</text:span>);</text:p>
      <text:p text:style-name="P2"><text:span text:style-name="T5">$stmt</text:span>-&gt;<text:span text:style-name="T1">bindParam</text:span>(<text:span text:style-name="T4">':categorie_id'</text:span>, <text:span text:style-name="T5">$categorie_id</text:span>);</text:p>
      <text:p text:style-name="P2"><text:span text:style-name="T5">$stmt</text:span>-&gt;<text:span text:style-name="T1">execute</text:span>();</text:p>
      <text:p text:style-name="P2"><text:span text:style-name="T3">return</text:span> <text:span text:style-name="T5">$stmt</text:span>-&gt;<text:span text:style-name="T1">fetchAll</text:span>(<text:span text:style-name="T7">PDO</text:span>::FETCH_ASSOC);</text:p>
      <text:p text:style-name="P2">}</text:p>
      <text:p text:style-name="P3"><text:line-break/></text:p>
      <text:p text:style-name="P5">/* ******************* RECUP LES PLATS: Page plat.php ****************************** */</text:p>
      <text:p text:style-name="P2"><text:span text:style-name="T6">function</text:span> <text:span text:style-name="T1">getPlats</text:span>(<text:span text:style-name="T5">$conn</text:span>, <text:span text:style-name="T5">$idCategorie</text:span> = <text:span text:style-name="T6">null</text:span>) {</text:p>
      <text:p text:style-name="P5">// Récupère les plats de la base de données</text:p>
      <text:p text:style-name="P2"><text:span text:style-name="T5">$sql</text:span> = <text:span text:style-name="T4">"</text:span><text:span text:style-name="T6">SELECT</text:span><text:span text:style-name="T4"> </text:span>*<text:span text:style-name="T4"> </text:span><text:span text:style-name="T6">FROM</text:span><text:span text:style-name="T4"> plat"</text:span>;</text:p>
      <text:p text:style-name="P2"><text:span text:style-name="T3">if</text:span> (<text:span text:style-name="T5">$idCategorie</text:span> !== <text:span text:style-name="T6">null</text:span>) {</text:p>
      <text:p text:style-name="P2"><text:span text:style-name="T5">$sql</text:span> .= <text:span text:style-name="T4">" WHERE id_categorie = :idCategorie"</text:span>;</text:p>
      <text:p text:style-name="P2">}</text:p>
      <text:p text:style-name="P2"><text:soft-page-break/><text:span text:style-name="T5">$stmt</text:span> = <text:span text:style-name="T5">$conn</text:span>-&gt;<text:span text:style-name="T1">prepare</text:span>(<text:span text:style-name="T5">$sql</text:span>);</text:p>
      <text:p text:style-name="P2"><text:span text:style-name="T3">if</text:span> (<text:span text:style-name="T5">$idCategorie</text:span> !== <text:span text:style-name="T6">null</text:span>) {</text:p>
      <text:p text:style-name="P2"><text:span text:style-name="T5">$stmt</text:span>-&gt;<text:span text:style-name="T1">bindValue</text:span>(<text:span text:style-name="T4">':idCategorie'</text:span>, <text:span text:style-name="T5">$idCategorie</text:span>, <text:span text:style-name="T7">PDO</text:span>::PARAM_INT);</text:p>
      <text:p text:style-name="P2">}</text:p>
      <text:p text:style-name="P2"><text:span text:style-name="T5">$stmt</text:span>-&gt;<text:span text:style-name="T1">execute</text:span>();</text:p>
      <text:p text:style-name="P2"><text:span text:style-name="T3">return</text:span> <text:span text:style-name="T5">$stmt</text:span>-&gt;<text:span text:style-name="T1">fetchAll</text:span>(<text:span text:style-name="T7">PDO</text:span>::FETCH_ASSOC);</text:p>
      <text:p text:style-name="P2">}</text:p>
      <text:p text:style-name="P3"><text:line-break/></text:p>
      <text:p text:style-name="P5">/* ********************** RECUP LES CATÉGORIES: Page categorie.php *************************** */</text:p>
      <text:p text:style-name="P8"/>
      <text:p text:style-name="P5">// Fonction pour récupérer toutes les catégories de la base de données</text:p>
      <text:p text:style-name="P2"><text:span text:style-name="T6">function</text:span> <text:span text:style-name="T1">getCategories</text:span>(){</text:p>
      <text:p text:style-name="P2"><text:span text:style-name="T6">global</text:span> <text:span text:style-name="T5">$conn</text:span>; <text:span text:style-name="T8">// accès à la base de données globale</text:span></text:p>
      <text:p text:style-name="P2"><text:span text:style-name="T5">$sql</text:span> = <text:span text:style-name="T4">"</text:span><text:span text:style-name="T6">SELECT</text:span><text:span text:style-name="T4"> </text:span>*<text:span text:style-name="T4"> </text:span><text:span text:style-name="T6">FROM</text:span><text:span text:style-name="T4"> categorie"</text:span>;</text:p>
      <text:p text:style-name="P2"><text:span text:style-name="T5">$stmt</text:span> = <text:span text:style-name="T5">$conn</text:span>-&gt;<text:span text:style-name="T1">prepare</text:span>(<text:span text:style-name="T5">$sql</text:span>);</text:p>
      <text:p text:style-name="P2"><text:span text:style-name="T5">$stmt</text:span>-&gt;<text:span text:style-name="T1">execute</text:span>();</text:p>
      <text:p text:style-name="P2"><text:span text:style-name="T3">return</text:span> <text:span text:style-name="T5">$stmt</text:span>-&gt;<text:span text:style-name="T1">fetchAll</text:span>(<text:span text:style-name="T7">PDO</text:span>::FETCH_ASSOC);</text:p>
      <text:p text:style-name="P2">}</text:p>
      <text:p text:style-name="P8"/>
      <text:p text:style-name="P5">// Fonction pour récupérer une catégorie par son ID</text:p>
      <text:p text:style-name="P2"><text:span text:style-name="T6">function</text:span> <text:span text:style-name="T1">getCategoryById</text:span>(<text:span text:style-name="T5">$conn</text:span>, <text:span text:style-name="T5">$idCategorie</text:span>) { <text:span text:style-name="T8">// Connexion entre page categorie.php et page plats.php</text:span></text:p>
      <text:p text:style-name="P5">// Requête SQL pour récupérer les informations de la catégorie sélectionnée</text:p>
      <text:p text:style-name="P2"><text:span text:style-name="T5">$sql</text:span> = <text:span text:style-name="T4">"</text:span><text:span text:style-name="T6">SELECT</text:span><text:span text:style-name="T4"> </text:span>*<text:span text:style-name="T4"> </text:span><text:span text:style-name="T6">FROM</text:span><text:span text:style-name="T4"> categorie </text:span><text:span text:style-name="T6">WHERE</text:span><text:span text:style-name="T4"> id </text:span>=<text:span text:style-name="T4"> :idCategorie"</text:span>;</text:p>
      <text:p text:style-name="P2"><text:span text:style-name="T5">$stmt</text:span> = <text:span text:style-name="T5">$conn</text:span>-&gt;<text:span text:style-name="T1">prepare</text:span>(<text:span text:style-name="T5">$sql</text:span>);</text:p>
      <text:p text:style-name="P2"><text:span text:style-name="T5">$stmt</text:span>-&gt;<text:span text:style-name="T1">bindParam</text:span>(<text:span text:style-name="T4">':idCategorie'</text:span>, <text:span text:style-name="T5">$idCategorie</text:span>);</text:p>
      <text:p text:style-name="P2"><text:span text:style-name="T5">$stmt</text:span>-&gt;<text:span text:style-name="T1">execute</text:span>();</text:p>
      <text:p text:style-name="P2"><text:span text:style-name="T3">return</text:span> <text:span text:style-name="T5">$stmt</text:span>-&gt;<text:span text:style-name="T1">fetch</text:span>(<text:span text:style-name="T7">PDO</text:span>::FETCH_ASSOC);</text:p>
      <text:p text:style-name="P2">}</text:p>
      <text:p text:style-name="P8"/>
      <text:p text:style-name="P5">/* POur le bouton commander de ma page plats.php et ma page commande ************************************************* */</text:p>
      <text:p text:style-name="P9"/>
      <text:p text:style-name="P5">// Fonction pour récupérer les informations d'un platpar son ID</text:p>
      <text:p text:style-name="P2"><text:span text:style-name="T6">function</text:span> <text:span text:style-name="T1">getPlatById</text:span>(<text:span text:style-name="T5">$conn</text:span>, <text:span text:style-name="T5">$id</text:span>) {</text:p>
      <text:p text:style-name="P2"><text:span text:style-name="T5">$query</text:span> = <text:span text:style-name="T4">"</text:span><text:span text:style-name="T6">SELECT</text:span><text:span text:style-name="T4"> </text:span>*<text:span text:style-name="T4"> </text:span><text:span text:style-name="T6">FROM</text:span><text:span text:style-name="T4"> plat </text:span><text:span text:style-name="T6">WHERE</text:span><text:span text:style-name="T4"> id </text:span>=<text:span text:style-name="T4"> :id"</text:span>;</text:p>
      <text:p text:style-name="P2"><text:span text:style-name="T5">$stmt</text:span> = <text:span text:style-name="T5">$conn</text:span>-&gt;<text:span text:style-name="T1">prepare</text:span>(<text:span text:style-name="T5">$query</text:span>);</text:p>
      <text:p text:style-name="P2"><text:span text:style-name="T5">$stmt</text:span>-&gt;<text:span text:style-name="T1">bindParam</text:span>(<text:span text:style-name="T4">":id"</text:span>, <text:span text:style-name="T5">$id</text:span>, <text:span text:style-name="T7">PDO</text:span>::PARAM_INT);</text:p>
      <text:p text:style-name="P2"><text:span text:style-name="T5">$stmt</text:span>-&gt;<text:span text:style-name="T1">execute</text:span>();</text:p>
      <text:p text:style-name="P2"><text:span text:style-name="T3">return</text:span> <text:span text:style-name="T5">$stmt</text:span>-&gt;<text:span text:style-name="T1">fetch</text:span>(<text:span text:style-name="T7">PDO</text:span>::FETCH_ASSOC);</text:p>
      <text:p text:style-name="P2">}</text:p>
      <text:p text:style-name="P9"/>
      <text:p text:style-name="P5">/* ************************************************* */</text:p>
      <text:p text:style-name="P3"><text:line-break/><text:line-break/><text:soft-page-break/><text:line-break/><text:line-break/></text:p>
      <text:p text:style-name="P2"><text:span text:style-name="T6">?&gt;</text:span></text:p>
      <text:p text:style-name="P1"/>
      <text:p text:style-name="P1"/>
      <text:p text:style-name="P1">Voici mon header</text:p>
      <text:p text:style-name="P4"><text:span text:style-name="T9">&lt;!</text:span><text:span text:style-name="T6">DOCTYPE</text:span> <text:span text:style-name="T5">html</text:span><text:span text:style-name="T9">&gt;</text:span></text:p>
      <text:p text:style-name="P2"><text:span text:style-name="T9">&lt;</text:span><text:span text:style-name="T6">html</text:span> <text:span text:style-name="T5">lang</text:span>=<text:span text:style-name="T4">"fr"</text:span><text:span text:style-name="T9">&gt;</text:span></text:p>
      <text:p text:style-name="P2"><text:span text:style-name="T9">&lt;</text:span><text:span text:style-name="T6">head</text:span><text:span text:style-name="T9">&gt;</text:span></text:p>
      <text:p text:style-name="P2"><text:span text:style-name="T9">&lt;</text:span><text:span text:style-name="T6">meta</text:span> <text:span text:style-name="T5">charset</text:span>=<text:span text:style-name="T4">"UTF-8"</text:span><text:span text:style-name="T9">&gt;</text:span></text:p>
      <text:p text:style-name="P2"><text:span text:style-name="T9">&lt;</text:span><text:span text:style-name="T6">meta</text:span> <text:span text:style-name="T5">name</text:span>=<text:span text:style-name="T4">"viewport"</text:span> <text:span text:style-name="T5">content</text:span>=<text:span text:style-name="T4">"width=device-width, initial-scale=1.0"</text:span><text:span text:style-name="T9">&gt;</text:span></text:p>
      <text:p text:style-name="P2"><text:span text:style-name="T9">&lt;</text:span><text:span text:style-name="T6">title</text:span><text:span text:style-name="T9">&gt;</text:span>Header / Menu<text:span text:style-name="T9">&lt;/</text:span><text:span text:style-name="T6">title</text:span><text:span text:style-name="T9">&gt;</text:span></text:p>
      <text:p text:style-name="P2"><text:span text:style-name="T9">&lt;</text:span><text:span text:style-name="T6">link</text:span> <text:span text:style-name="T5">href</text:span>=<text:span text:style-name="T4">"https://cdn.jsdelivr.net/npm/bootstrap@5.3.2/dist/css/bootstrap.min.css"</text:span> <text:span text:style-name="T5">rel</text:span>=<text:span text:style-name="T4">"stylesheet"</text:span> <text:span text:style-name="T5">integrity</text:span>=<text:span text:style-name="T4">"sha384-T3c6CoIi6uLrA9TneNEoa7RxnatzjcDSCmG1MXxSR1GAsXEV/Dwwykc2MPK8M2HN"</text:span> <text:span text:style-name="T5">crossorigin</text:span>=<text:span text:style-name="T4">"anonymous"</text:span><text:span text:style-name="T9">&gt;</text:span></text:p>
      <text:p text:style-name="P2"><text:span text:style-name="T9">&lt;</text:span><text:span text:style-name="T6">link</text:span> <text:span text:style-name="T5">href</text:span>=<text:span text:style-name="T4">"Lignerouge.css"</text:span> <text:span text:style-name="T5">rel</text:span>=<text:span text:style-name="T4">"stylesheet"</text:span><text:span text:style-name="T9">&gt;</text:span></text:p>
      <text:p text:style-name="P2"><text:span text:style-name="T9">&lt;/</text:span><text:span text:style-name="T6">head</text:span><text:span text:style-name="T9">&gt;</text:span></text:p>
      <text:p text:style-name="P2"><text:span text:style-name="T9">&lt;</text:span><text:span text:style-name="T6">body</text:span> <text:span text:style-name="T5">style</text:span>=<text:span text:style-name="T4">"background-color: #4A394a;"</text:span><text:span text:style-name="T9">&gt;</text:span></text:p>
      <text:p text:style-name="P2"><text:span text:style-name="T9">&lt;</text:span><text:span text:style-name="T6">header</text:span><text:span text:style-name="T9">&gt;</text:span></text:p>
      <text:p text:style-name="P5">&lt;!-- NAVBAR ENTETE SANS L'ONGLET DE RECHERCHE --&gt;</text:p>
      <text:p text:style-name="P2"><text:span text:style-name="T9">&lt;</text:span><text:span text:style-name="T6">nav</text:span> <text:span text:style-name="T5">class</text:span>=<text:span text:style-name="T4">"navbar navbar-expand-sm navbar-dark bg-dark fs-2 fixed-top"</text:span><text:span text:style-name="T9">&gt;</text:span></text:p>
      <text:p text:style-name="P2"><text:span text:style-name="T9">&lt;</text:span><text:span text:style-name="T6">div</text:span> <text:span text:style-name="T5">class</text:span>=<text:span text:style-name="T4">"container-fluid-flex"</text:span><text:span text:style-name="T9">&gt;</text:span> </text:p>
      <text:p text:style-name="P2"><text:span text:style-name="T9">&lt;</text:span><text:span text:style-name="T6">a</text:span> <text:span text:style-name="T5">href</text:span>=<text:span text:style-name="T4">"index.php"</text:span><text:span text:style-name="T9">&gt;</text:span> <text:span text:style-name="T8">&lt;!-- Lien vers la page d'accueil avec le logo --&gt;</text:span></text:p>
      <text:p text:style-name="P2"><text:span text:style-name="T9">&lt;</text:span><text:span text:style-name="T6">img</text:span> <text:span text:style-name="T5">src</text:span>=<text:span text:style-name="T4">"images_the_district/the_district_brand/facebook_cover_photo_1.png"</text:span> <text:span text:style-name="T5">class</text:span>=<text:span text:style-name="T4">"object-fit-contain border rounded"</text:span> <text:span text:style-name="T5">width</text:span>=<text:span text:style-name="T4">"80"</text:span> <text:span text:style-name="T5">alt</text:span>=<text:span text:style-name="T4">""</text:span><text:span text:style-name="T9">&gt;</text:span> <text:span text:style-name="T8">&lt;!-- Image du logo avec des styles --&gt;</text:span></text:p>
      <text:p text:style-name="P2"><text:span text:style-name="T9">&lt;/</text:span><text:span text:style-name="T6">a</text:span><text:span text:style-name="T9">&gt;</text:span></text:p>
      <text:p text:style-name="P2"><text:span text:style-name="T9">&lt;/</text:span><text:span text:style-name="T6">div</text:span><text:span text:style-name="T9">&gt;</text:span></text:p>
      <text:p text:style-name="P2"><text:span text:style-name="T9">&lt;</text:span><text:span text:style-name="T6">div</text:span> <text:span text:style-name="T5">class</text:span>=<text:span text:style-name="T4">"container-fluid d-flex justify-content-evenly"</text:span><text:span text:style-name="T9">&gt;</text:span> <text:span text:style-name="T8">&lt;!-- Conteneur pour les liens de navigation --&gt;</text:span></text:p>
      <text:p text:style-name="P2"><text:span text:style-name="T9">&lt;</text:span><text:span text:style-name="T6">ul</text:span> <text:span text:style-name="T5">class</text:span>=<text:span text:style-name="T4">"navbar-nav"</text:span><text:span text:style-name="T9">&gt;</text:span> <text:span text:style-name="T8">&lt;!-- Liste non ordonnée pour les liens de navigation --&gt;</text:span></text:p>
      <text:p text:style-name="P2"><text:span text:style-name="T9">&lt;</text:span><text:span text:style-name="T6">li</text:span> <text:span text:style-name="T5">class</text:span>=<text:span text:style-name="T4">"nav-item col-sm-4"</text:span><text:span text:style-name="T9">&gt;</text:span> <text:span text:style-name="T8">&lt;!-- Lien vers index.php avec la classe "active" si la page actuelle est index.php --&gt;</text:span></text:p>
      <text:p text:style-name="P2"><text:span text:style-name="T9">&lt;</text:span><text:span text:style-name="T6">a</text:span> <text:span text:style-name="T5">class</text:span>=<text:span text:style-name="T4">"nav-link </text:span><text:span text:style-name="T6">&lt;?php</text:span> <text:span text:style-name="T3">if</text:span> (<text:span text:style-name="T5">$_SERVER</text:span>[<text:span text:style-name="T4">'REQUEST_URI'</text:span>] == <text:span text:style-name="T4">'/index.php'</text:span>) { <text:span text:style-name="T1">echo</text:span> <text:span text:style-name="T4">'active'</text:span>; } <text:span text:style-name="T6">?&gt;</text:span><text:span text:style-name="T4"> espace"</text:span> <text:span text:style-name="T5">href</text:span>=<text:span text:style-name="T4">"index.php"</text:span><text:span text:style-name="T9">&gt;</text:span>Accueil<text:span text:style-name="T9">&lt;/</text:span><text:span text:style-name="T6">a</text:span><text:span text:style-name="T9">&gt;</text:span></text:p>
      <text:p text:style-name="P2"><text:span text:style-name="T9">&lt;/</text:span><text:span text:style-name="T6">li</text:span><text:span text:style-name="T9">&gt;</text:span></text:p>
      <text:p text:style-name="P2"><text:span text:style-name="T9">&lt;</text:span><text:span text:style-name="T6">li</text:span> <text:span text:style-name="T5">class</text:span>=<text:span text:style-name="T4">"nav-item col-sm-4"</text:span><text:span text:style-name="T9">&gt;</text:span> <text:span text:style-name="T8">&lt;!-- Lien vers categorie.php avec la classe "active" si la page actuelle est categorie.php ou l'une des sous-catégories --&gt;</text:span></text:p>
      <text:p text:style-name="P2"><text:span text:style-name="T9">&lt;</text:span><text:span text:style-name="T6">a</text:span> <text:span text:style-name="T5">class</text:span>=<text:span text:style-name="T4">"nav-link </text:span><text:span text:style-name="T6">&lt;?php</text:span> <text:span text:style-name="T3">if</text:span> (<text:span text:style-name="T5">$_SERVER</text:span>[<text:span text:style-name="T4">'REQUEST_URI'</text:span>] == <text:span text:style-name="T4">'/categorie.php'</text:span>) { <text:span text:style-name="T1">echo</text:span> <text:span text:style-name="T4">'active'</text:span>; } <text:span text:style-name="T6">?&gt;</text:span><text:span text:style-name="T4"> espace"</text:span> <text:span text:style-name="T5">href</text:span>=<text:span text:style-name="T4">"categorie.php"</text:span><text:span text:style-name="T9">&gt;</text:span>Catégorie<text:span text:style-name="T9">&lt;/</text:span><text:span text:style-name="T6">a</text:span><text:span text:style-name="T9">&gt;</text:span></text:p>
      <text:p text:style-name="P2"><text:span text:style-name="T9">&lt;/</text:span><text:span text:style-name="T6">li</text:span><text:span text:style-name="T9">&gt;</text:span></text:p>
      <text:p text:style-name="P2"><text:span text:style-name="T9">&lt;</text:span><text:span text:style-name="T6">li</text:span> <text:span text:style-name="T5">class</text:span>=<text:span text:style-name="T4">"nav-item col-sm-4"</text:span><text:span text:style-name="T9">&gt;</text:span> <text:span text:style-name="T8">&lt;!-- Lien vers touslesplats.php avec la classe "active" si la page actuelle est touslesplats.php --&gt;</text:span></text:p>
      <text:p text:style-name="P2"><text:span text:style-name="T9">&lt;</text:span><text:span text:style-name="T6">a</text:span> <text:span text:style-name="T5">class</text:span>=<text:span text:style-name="T4">"nav-link </text:span><text:span text:style-name="T6">&lt;?php</text:span> <text:span text:style-name="T3">if</text:span> (<text:span text:style-name="T1">strpos</text:span>(<text:span text:style-name="T5">$_SERVER</text:span>[<text:span text:style-name="T4">'REQUEST_URI'</text:span>], <text:span text:style-name="T4">'/plats.php'</text:span>) !== <text:span text:style-name="T6">false</text:span>) { <text:span text:style-name="T1">echo</text:span> <text:span text:style-name="T4">'active'</text:span>; } <text:span text:style-name="T6">?&gt;</text:span><text:span text:style-name="T4"> espace"</text:span> <text:span text:style-name="T5">href</text:span>=<text:span text:style-name="T4">"plats.php"</text:span><text:span text:style-name="T9">&gt;</text:span>Plat<text:span text:style-name="T9">&lt;/</text:span><text:span text:style-name="T6">a</text:span><text:span text:style-name="T9">&gt;</text:span> <text:span text:style-name="T8">&lt;!-- // Vérifie si la chaîne de caractères "/plats.php" est présente dans l'URI actuelle. --&gt;</text:span></text:p>
      <text:p text:style-name="P2"><text:span text:style-name="T9">&lt;/</text:span><text:span text:style-name="T6">li</text:span><text:span text:style-name="T9">&gt;</text:span></text:p>
      <text:p text:style-name="P2"><text:soft-page-break/><text:span text:style-name="T9">&lt;</text:span><text:span text:style-name="T6">li</text:span> <text:span text:style-name="T5">class</text:span>=<text:span text:style-name="T4">"nav-item col-sm-4"</text:span><text:span text:style-name="T9">&gt;</text:span> <text:span text:style-name="T8">&lt;!-- Lien vers contact.php avec la classe "active" si la page actuelle est contact.php --&gt;</text:span></text:p>
      <text:p text:style-name="P2"><text:span text:style-name="T9">&lt;</text:span><text:span text:style-name="T6">a</text:span> <text:span text:style-name="T5">class</text:span>=<text:span text:style-name="T4">"nav-link </text:span><text:span text:style-name="T6">&lt;?php</text:span> <text:span text:style-name="T3">if</text:span> (<text:span text:style-name="T5">$_SERVER</text:span>[<text:span text:style-name="T4">'REQUEST_URI'</text:span>] == <text:span text:style-name="T4">'/contact.php'</text:span>) { <text:span text:style-name="T1">echo</text:span> <text:span text:style-name="T4">'active'</text:span>; } <text:span text:style-name="T6">?&gt;</text:span><text:span text:style-name="T4"> espace"</text:span> <text:span text:style-name="T5">href</text:span>=<text:span text:style-name="T4">"contact.php"</text:span><text:span text:style-name="T9">&gt;</text:span>Contact<text:span text:style-name="T9">&lt;/</text:span><text:span text:style-name="T6">a</text:span><text:span text:style-name="T9">&gt;</text:span></text:p>
      <text:p text:style-name="P2"><text:span text:style-name="T9">&lt;/</text:span><text:span text:style-name="T6">li</text:span><text:span text:style-name="T9">&gt;</text:span></text:p>
      <text:p text:style-name="P2"><text:span text:style-name="T9">&lt;/</text:span><text:span text:style-name="T6">ul</text:span><text:span text:style-name="T9">&gt;</text:span></text:p>
      <text:p text:style-name="P2"><text:span text:style-name="T9">&lt;/</text:span><text:span text:style-name="T6">div</text:span><text:span text:style-name="T9">&gt;</text:span></text:p>
      <text:p text:style-name="P2"><text:span text:style-name="T9">&lt;/</text:span><text:span text:style-name="T6">nav</text:span><text:span text:style-name="T9">&gt;</text:span></text:p>
      <text:p text:style-name="P9"/>
      <text:p text:style-name="P2"><text:span text:style-name="T6">&lt;?php</text:span> <text:span text:style-name="T1">echo</text:span> <text:span text:style-name="T4">'&lt;script&gt;console.log("'</text:span> . <text:span text:style-name="T5">$_SERVER</text:span>[<text:span text:style-name="T4">'REQUEST_URI'</text:span>] . <text:span text:style-name="T4">'")&lt;/script&gt;'</text:span>; <text:span text:style-name="T6">?&gt;</text:span></text:p>
      <text:p text:style-name="P9"/>
      <text:p text:style-name="P5">&lt;!-- MA VIDEO + BARRE DE RECHERCHE --&gt;</text:p>
      <text:p text:style-name="P2"><text:span text:style-name="T9">&lt;</text:span><text:span text:style-name="T6">div</text:span> <text:span text:style-name="T5">class</text:span>=<text:span text:style-name="T4">"image-container position-relative"</text:span><text:span text:style-name="T9">&gt;</text:span> </text:p>
      <text:p text:style-name="P2"><text:span text:style-name="T6">&lt;?php</text:span> <text:span text:style-name="T3">if</text:span> (<text:span text:style-name="T1">basename</text:span>(<text:span text:style-name="T5">$_SERVER</text:span>[<text:span text:style-name="T4">'SCRIPT_NAME'</text:span>]) != <text:span text:style-name="T4">'commande.php'</text:span> &amp;&amp; <text:span text:style-name="T1">basename</text:span>(<text:span text:style-name="T5">$_SERVER</text:span>[<text:span text:style-name="T4">'SCRIPT_NAME'</text:span>]) != <text:span text:style-name="T4">'politique_deconfidentialite.php'</text:span> &amp;&amp; <text:span text:style-name="T1">basename</text:span>(<text:span text:style-name="T5">$_SERVER</text:span>[<text:span text:style-name="T4">'SCRIPT_NAME'</text:span>]) != <text:span text:style-name="T4">'mentions_legales.php'</text:span>) { <text:span text:style-name="T6">?&gt;</text:span> <text:span text:style-name="T8">&lt;!-- Code pour afficher le fond vidéo: Ajout de la condition pour ne pas afficher la vidéo sur les pages de commande, politique de confidentialité et mentions légales --&gt;</text:span></text:p>
      <text:p text:style-name="P2"><text:span text:style-name="T9">&lt;</text:span><text:span text:style-name="T6">div</text:span> <text:span text:style-name="T5">class</text:span>=<text:span text:style-name="T4">"row g-0"</text:span><text:span text:style-name="T9">&gt;</text:span> </text:p>
      <text:p text:style-name="P2"><text:span text:style-name="T9">&lt;</text:span><text:span text:style-name="T6">video</text:span> <text:span text:style-name="T5">id</text:span>=<text:span text:style-name="T4">"video"</text:span> <text:span text:style-name="T5">class</text:span>=<text:span text:style-name="T4">"col-12 mb-0 mt-0"</text:span> <text:span text:style-name="T5">src</text:span>=<text:span text:style-name="T4">"images_the_district/11659-231758756_small.mp4"</text:span> <text:span text:style-name="T5">style</text:span>=<text:span text:style-name="T4">"width:100vmax; height: 20vmax;"</text:span> <text:span text:style-name="T5">playsinline</text:span> <text:span text:style-name="T5">autoplay</text:span> <text:span text:style-name="T5">loop</text:span> <text:span text:style-name="T5">muted</text:span><text:span text:style-name="T9">&gt;&lt;/</text:span><text:span text:style-name="T6">video</text:span><text:span text:style-name="T9">&gt;</text:span></text:p>
      <text:p text:style-name="P2"><text:span text:style-name="T9">&lt;/</text:span><text:span text:style-name="T6">div</text:span><text:span text:style-name="T9">&gt;</text:span></text:p>
      <text:p text:style-name="P2"><text:span text:style-name="T6">&lt;?php</text:span> } <text:span text:style-name="T6">?&gt;</text:span> <text:span text:style-name="T8">&lt;!-- Fin php interdiction d'afficher video sur page commande --&gt;</text:span> </text:p>
      <text:p text:style-name="P9"/>
      <text:p text:style-name="P2"><text:span text:style-name="T6">&lt;?php</text:span> <text:span text:style-name="T3">if</text:span> (<text:span text:style-name="T5">$_SERVER</text:span>[<text:span text:style-name="T4">'REQUEST_URI'</text:span>] == <text:span text:style-name="T4">'/index.php'</text:span>) { <text:span text:style-name="T6">?&gt;</text:span> <text:span text:style-name="T8">&lt;!-- Le php permet d'afficher la barre de recherche uniquement sur la page d'accueil qui est index.php --&gt;</text:span> </text:p>
      <text:p text:style-name="P5">&lt;!-- Mon onglet recherche --&gt;</text:p>
      <text:p text:style-name="P2"><text:span text:style-name="T9">&lt;</text:span><text:span text:style-name="T6">div</text:span> <text:span text:style-name="T5">class</text:span>=<text:span text:style-name="T4">"barrerecherche"</text:span><text:span text:style-name="T9">&gt;</text:span></text:p>
      <text:p text:style-name="P2"><text:span text:style-name="T9">&lt;</text:span><text:span text:style-name="T6">form</text:span> <text:span text:style-name="T5">class</text:span>=<text:span text:style-name="T4">"d-flex search-form"</text:span> <text:span text:style-name="T5">action</text:span>=<text:span text:style-name="T4">"index.php"</text:span> <text:span text:style-name="T5">method</text:span>=<text:span text:style-name="T4">"get"</text:span><text:span text:style-name="T9">&gt;</text:span></text:p>
      <text:p text:style-name="P2"><text:span text:style-name="T9">&lt;</text:span><text:span text:style-name="T6">input</text:span> <text:span text:style-name="T5">class</text:span>=<text:span text:style-name="T4">"form-control mr-sm-2"</text:span> <text:span text:style-name="T5">type</text:span>=<text:span text:style-name="T4">"text"</text:span> <text:span text:style-name="T5">id</text:span>=<text:span text:style-name="T4">"maRecherche"</text:span> <text:span text:style-name="T5">name</text:span>=<text:span text:style-name="T4">"search_query"</text:span> <text:span text:style-name="T5">placeholder</text:span>=<text:span text:style-name="T4">"search"</text:span> <text:span text:style-name="T5">required</text:span><text:span text:style-name="T9">&gt;</text:span></text:p>
      <text:p text:style-name="P2"><text:span text:style-name="T9">&lt;</text:span><text:span text:style-name="T6">button</text:span> <text:span text:style-name="T5">type</text:span>=<text:span text:style-name="T4">"submit"</text:span> <text:span text:style-name="T5">class</text:span>=<text:span text:style-name="T4">"rounded-5"</text:span> <text:span text:style-name="T5">style</text:span>=<text:span text:style-name="T4">"color: #4f48b1;"</text:span><text:span text:style-name="T9">&gt;</text:span>Recherche<text:span text:style-name="T9">&lt;/</text:span><text:span text:style-name="T6">button</text:span><text:span text:style-name="T9">&gt;</text:span></text:p>
      <text:p text:style-name="P2"><text:span text:style-name="T9">&lt;/</text:span><text:span text:style-name="T6">form</text:span><text:span text:style-name="T9">&gt;</text:span> </text:p>
      <text:p text:style-name="P2"><text:span text:style-name="T9">&lt;/</text:span><text:span text:style-name="T6">div</text:span><text:span text:style-name="T9">&gt;</text:span></text:p>
      <text:p text:style-name="P2"><text:span text:style-name="T6">&lt;?php</text:span> } <text:span text:style-name="T6">?&gt;</text:span> <text:span text:style-name="T8">&lt;!-- Fin php affichage barre de recherche uniquement sur index.php --&gt;</text:span> </text:p>
      <text:p text:style-name="P2"><text:span text:style-name="T9">&lt;/</text:span><text:span text:style-name="T6">div</text:span><text:span text:style-name="T9">&gt;</text:span></text:p>
      <text:p text:style-name="P2"><text:span text:style-name="T9">&lt;/</text:span><text:span text:style-name="T6">header</text:span><text:span text:style-name="T9">&gt;</text:span></text:p>
      <text:p text:style-name="P8"><text:span text:style-name="T2"><text:line-break/></text:span></text:p>
      <text:p text:style-name="P1">voici ma page accueil index.php</text:p>
      <text:p text:style-name="P6">&lt;!-- ici ma page accueil --&gt;</text:p>
      <text:p text:style-name="P7">&lt;?php</text:p>
      <text:p text:style-name="P5">// Inclusion des fichiers nécessaires</text:p>
      <text:p text:style-name="P2"><text:span text:style-name="T3">require_once</text:span> <text:span text:style-name="T4">'database.php'</text:span>; <text:span text:style-name="T8">// Fichier pour la connexion à la base de données</text:span></text:p>
      <text:p text:style-name="P9"/>
      <text:p text:style-name="P2"><text:span text:style-name="T5">$search_query</text:span> = <text:span text:style-name="T4">''</text:span>;</text:p>
      <text:p text:style-name="P2"><text:span text:style-name="T5">$plats</text:span> = [];</text:p>
      <text:p text:style-name="P5">// Traitement de la recherche</text:p>
      <text:p text:style-name="P2"><text:span text:style-name="T3">if</text:span> (<text:span text:style-name="T1">isset</text:span>(<text:span text:style-name="T5">$_GET</text:span>[<text:span text:style-name="T4">'search_query'</text:span>])) {</text:p>
      <text:p text:style-name="P2"><text:soft-page-break/><text:span text:style-name="T5">$search_query</text:span> = <text:span text:style-name="T5">$_GET</text:span>[<text:span text:style-name="T4">'search_query'</text:span>];</text:p>
      <text:p text:style-name="P2"><text:span text:style-name="T5">$plats</text:span> = <text:span text:style-name="T1">search_plats</text:span>(<text:span text:style-name="T5">$conn</text:span>, <text:span text:style-name="T5">$search_query</text:span>);</text:p>
      <text:p text:style-name="P5">// Ne pas récupérer les catégories et les plats les plus vendus si une recherche est effectuée</text:p>
      <text:p text:style-name="P2"><text:span text:style-name="T5">$show_categories</text:span> = <text:span text:style-name="T6">false</text:span>;</text:p>
      <text:p text:style-name="P2"><text:span text:style-name="T5">$show_best_sellers</text:span> = <text:span text:style-name="T6">false</text:span>;</text:p>
      <text:p text:style-name="P2">} <text:span text:style-name="T3">else</text:span> {</text:p>
      <text:p text:style-name="P5">// Récupération des catégories et des plats les plus vendus si aucune recherche n'est effectuée</text:p>
      <text:p text:style-name="P2"><text:span text:style-name="T5">$categories_first_set</text:span> = <text:span text:style-name="T1">get_categories</text:span>(<text:span text:style-name="T5">$conn</text:span>, <text:span text:style-name="T10">3</text:span>); <text:span text:style-name="T8">// Récupère les 3 premières catégories</text:span></text:p>
      <text:p text:style-name="P2"><text:span text:style-name="T5">$categories_second_set</text:span> = <text:span text:style-name="T1">get_categories</text:span>(<text:span text:style-name="T5">$conn</text:span>, <text:span text:style-name="T10">3</text:span>, <text:span text:style-name="T10">3</text:span>); <text:span text:style-name="T8">// Récupère les 3 suivantes</text:span></text:p>
      <text:p text:style-name="P2"><text:span text:style-name="T5">$best_sellers</text:span> = <text:span text:style-name="T1">get_best_sellers</text:span>(<text:span text:style-name="T5">$conn</text:span>, <text:span text:style-name="T10">3</text:span>); <text:span text:style-name="T8">// Récupère les 3 plats les plus vendus</text:span></text:p>
      <text:p text:style-name="P2"><text:span text:style-name="T5">$show_categories</text:span> = <text:span text:style-name="T6">true</text:span>;</text:p>
      <text:p text:style-name="P2"><text:span text:style-name="T5">$show_best_sellers</text:span> = <text:span text:style-name="T6">true</text:span>;</text:p>
      <text:p text:style-name="P2">}</text:p>
      <text:p text:style-name="P5">// Récupération des catégories et des plats les plus vendus</text:p>
      <text:p text:style-name="P2"><text:span text:style-name="T5">$categories</text:span> = <text:span text:style-name="T1">get_categories</text:span>(<text:span text:style-name="T5">$conn</text:span>, <text:span text:style-name="T10">6</text:span>); <text:span text:style-name="T8">// Récupère 6 catégories</text:span></text:p>
      <text:p text:style-name="P2"><text:span text:style-name="T5">$best_sellers</text:span> = <text:span text:style-name="T1">get_best_sellers</text:span>(<text:span text:style-name="T5">$conn</text:span>, <text:span text:style-name="T10">3</text:span>); <text:span text:style-name="T8">// Récupère les 3 plats les plus vendus</text:span></text:p>
      <text:p text:style-name="P2"><text:span text:style-name="T6">?&gt;</text:span></text:p>
      <text:p text:style-name="P9"/>
      <text:p text:style-name="P2"><text:span text:style-name="T9">&lt;</text:span><text:span text:style-name="T6">body</text:span> <text:span text:style-name="T5">style</text:span>=<text:span text:style-name="T4">"background-color: #4A394a;"</text:span><text:span text:style-name="T9">&gt;</text:span></text:p>
      <text:p text:style-name="P5">&lt;!-- Header SANS L'ONGLET DE RECHERCHE--&gt;</text:p>
      <text:p text:style-name="P2"><text:span text:style-name="T6">&lt;?php</text:span> <text:span text:style-name="T3">require_once</text:span>(<text:span text:style-name="T4">"php/header.php"</text:span>); <text:span text:style-name="T6">?&gt;</text:span></text:p>
      <text:p text:style-name="P9"/>
      <text:p text:style-name="P2"><text:span text:style-name="T9">&lt;</text:span><text:span text:style-name="T6">div</text:span> <text:span text:style-name="T5">class</text:span>=<text:span text:style-name="T4">"parallax"</text:span><text:span text:style-name="T9">&gt;</text:span></text:p>
      <text:p text:style-name="P2"><text:span text:style-name="T9">&lt;</text:span><text:span text:style-name="T6">main</text:span><text:span text:style-name="T9">&gt;</text:span></text:p>
      <text:p text:style-name="P5">&lt;!-- Résultats de la recherche --&gt;</text:p>
      <text:p text:style-name="P2"><text:span text:style-name="T6">&lt;?php</text:span> <text:span text:style-name="T3">if</text:span> (!<text:span text:style-name="T1">empty</text:span>(<text:span text:style-name="T5">$plats</text:span>)): <text:span text:style-name="T6">?&gt;</text:span></text:p>
      <text:p text:style-name="P2"><text:span text:style-name="T9">&lt;</text:span><text:span text:style-name="T6">div</text:span> <text:span text:style-name="T5">class</text:span>=<text:span text:style-name="T4">"container mt-3"</text:span><text:span text:style-name="T9">&gt;</text:span></text:p>
      <text:p text:style-name="P2"><text:span text:style-name="T9">&lt;</text:span><text:span text:style-name="T6">h2</text:span> <text:span text:style-name="T5">class</text:span>=<text:span text:style-name="T4">"text-light"</text:span><text:span text:style-name="T9">&gt;</text:span>Voici votre plat : "<text:span text:style-name="T6">&lt;?php</text:span> <text:span text:style-name="T1">echo</text:span> <text:span text:style-name="T1">htmlspecialchars</text:span>(<text:span text:style-name="T5">$search_query</text:span>); <text:span text:style-name="T6">?&gt;</text:span>"<text:span text:style-name="T9">&lt;/</text:span><text:span text:style-name="T6">h2</text:span><text:span text:style-name="T9">&gt;</text:span></text:p>
      <text:p text:style-name="P2"><text:span text:style-name="T9">&lt;</text:span><text:span text:style-name="T6">div</text:span> <text:span text:style-name="T5">class</text:span>=<text:span text:style-name="T4">"row justify-content-center"</text:span><text:span text:style-name="T9">&gt;</text:span></text:p>
      <text:p text:style-name="P2"><text:span text:style-name="T6">&lt;?php</text:span> <text:span text:style-name="T3">foreach</text:span> (<text:span text:style-name="T5">$plats</text:span> as <text:span text:style-name="T5">$plat</text:span>): <text:span text:style-name="T6">?&gt;</text:span></text:p>
      <text:p text:style-name="P2"><text:span text:style-name="T9">&lt;</text:span><text:span text:style-name="T6">div</text:span> <text:span text:style-name="T5">class</text:span>=<text:span text:style-name="T4">"col-md-3 p-3 bg-dark text-white"</text:span><text:span text:style-name="T9">&gt;</text:span></text:p>
      <text:p text:style-name="P2"><text:span text:style-name="T9">&lt;</text:span><text:span text:style-name="T6">div</text:span> <text:span text:style-name="T5">class</text:span>=<text:span text:style-name="T4">"d-flex justify-content-center align-items-center"</text:span><text:span text:style-name="T9">&gt;</text:span></text:p>
      <text:p text:style-name="P2"><text:span text:style-name="T9">&lt;</text:span><text:span text:style-name="T6">img</text:span> <text:span text:style-name="T5">class</text:span>=<text:span text:style-name="T4">"rounded-circle mw-100 mh-100"</text:span> <text:span text:style-name="T5">src</text:span>=<text:span text:style-name="T4">"Mesimages/</text:span><text:span text:style-name="T6">&lt;?php</text:span> <text:span text:style-name="T1">echo</text:span> <text:span text:style-name="T1">htmlspecialchars</text:span>(<text:span text:style-name="T5">$plat</text:span>[<text:span text:style-name="T4">'image'</text:span>]); <text:span text:style-name="T6">?&gt;</text:span><text:span text:style-name="T4">"</text:span> <text:span text:style-name="T5">alt</text:span>=<text:span text:style-name="T4">"Image de </text:span><text:span text:style-name="T6">&lt;?php</text:span> <text:span text:style-name="T1">echo</text:span> <text:span text:style-name="T1">htmlspecialchars</text:span>(<text:span text:style-name="T5">$plat</text:span>[<text:span text:style-name="T4">'libelle'</text:span>]); <text:span text:style-name="T6">?&gt;</text:span><text:span text:style-name="T4">"</text:span><text:span text:style-name="T9">&gt;</text:span></text:p>
      <text:p text:style-name="P2"><text:span text:style-name="T9">&lt;/</text:span><text:span text:style-name="T6">div</text:span><text:span text:style-name="T9">&gt;</text:span></text:p>
      <text:p text:style-name="P2"><text:span text:style-name="T9">&lt;</text:span><text:span text:style-name="T6">div</text:span> <text:span text:style-name="T5">class</text:span>=<text:span text:style-name="T4">"card-body"</text:span><text:span text:style-name="T9">&gt;</text:span></text:p>
      <text:p text:style-name="P2"><text:span text:style-name="T9">&lt;</text:span><text:span text:style-name="T6">h5</text:span> <text:span text:style-name="T5">class</text:span>=<text:span text:style-name="T4">"card-title"</text:span><text:span text:style-name="T9">&gt;</text:span><text:span text:style-name="T6">&lt;?php</text:span> <text:span text:style-name="T1">echo</text:span> <text:span text:style-name="T1">htmlspecialchars</text:span>(<text:span text:style-name="T5">$plat</text:span>[<text:span text:style-name="T4">'libelle'</text:span>]); <text:span text:style-name="T6">?&gt;</text:span><text:span text:style-name="T9">&lt;/</text:span><text:span text:style-name="T6">h5</text:span><text:span text:style-name="T9">&gt;</text:span></text:p>
      <text:p text:style-name="P2"><text:span text:style-name="T9">&lt;</text:span><text:span text:style-name="T6">p</text:span> <text:span text:style-name="T5">class</text:span>=<text:span text:style-name="T4">"card-text"</text:span><text:span text:style-name="T9">&gt;</text:span><text:span text:style-name="T6">&lt;?php</text:span> <text:span text:style-name="T1">echo</text:span> <text:span text:style-name="T1">htmlspecialchars</text:span>(<text:span text:style-name="T5">$plat</text:span>[<text:span text:style-name="T4">'description'</text:span>]); <text:span text:style-name="T6">?&gt;</text:span><text:span text:style-name="T9">&lt;/</text:span><text:span text:style-name="T6">p</text:span><text:span text:style-name="T9">&gt;</text:span></text:p>
      <text:p text:style-name="P2"><text:span text:style-name="T9">&lt;</text:span><text:span text:style-name="T6">p</text:span> <text:span text:style-name="T5">class</text:span>=<text:span text:style-name="T4">"card-text"</text:span><text:span text:style-name="T9">&gt;</text:span>Prix : <text:span text:style-name="T6">&lt;?php</text:span> <text:span text:style-name="T1">echo</text:span> <text:span text:style-name="T1">htmlspecialchars</text:span>(<text:span text:style-name="T5">$plat</text:span>[<text:span text:style-name="T4">'prix'</text:span>]); <text:span text:style-name="T6">?&gt;</text:span> €<text:span text:style-name="T9">&lt;/</text:span><text:span text:style-name="T6">p</text:span><text:span text:style-name="T9">&gt;</text:span></text:p>
      <text:p text:style-name="P5">&lt;!-- Bouton Commander --&gt;</text:p>
      <text:p text:style-name="P2"><text:span text:style-name="T9">&lt;</text:span><text:span text:style-name="T6">a</text:span> <text:span text:style-name="T5">href</text:span>=<text:span text:style-name="T4">"commande.php?id=</text:span><text:span text:style-name="T6">&lt;?php</text:span> <text:span text:style-name="T1">echo</text:span> <text:span text:style-name="T1">htmlspecialchars</text:span>(<text:span text:style-name="T5">$plat</text:span>[<text:span text:style-name="T4">'id'</text:span>]); <text:span text:style-name="T6">?&gt;</text:span><text:span text:style-name="T4">"</text:span> <text:span text:style-name="T5">class</text:span>=<text:span text:style-name="T4">"btn btn-primary"</text:span><text:span text:style-name="T9">&gt;</text:span>Commander<text:span text:style-name="T9">&lt;/</text:span><text:span text:style-name="T6">a</text:span><text:span text:style-name="T9">&gt;</text:span></text:p>
      <text:p text:style-name="P2"><text:span text:style-name="T9">&lt;/</text:span><text:span text:style-name="T6">div</text:span><text:span text:style-name="T9">&gt;</text:span></text:p>
      <text:p text:style-name="P2"><text:span text:style-name="T9">&lt;/</text:span><text:span text:style-name="T6">div</text:span><text:span text:style-name="T9">&gt;</text:span></text:p>
      <text:p text:style-name="P2"><text:span text:style-name="T6">&lt;?php</text:span> <text:span text:style-name="T3">endforeach</text:span>; <text:span text:style-name="T6">?&gt;</text:span></text:p>
      <text:p text:style-name="P2"><text:span text:style-name="T9">&lt;/</text:span><text:span text:style-name="T6">div</text:span><text:span text:style-name="T9">&gt;</text:span></text:p>
      <text:p text:style-name="P2"><text:span text:style-name="T9">&lt;/</text:span><text:span text:style-name="T6">div</text:span><text:span text:style-name="T9">&gt;</text:span></text:p>
      <text:p text:style-name="P2"><text:soft-page-break/><text:span text:style-name="T6">&lt;?php</text:span> <text:span text:style-name="T3">elseif</text:span> (<text:span text:style-name="T5">$search_query</text:span> !== <text:span text:style-name="T4">''</text:span>): <text:span text:style-name="T6">?&gt;</text:span></text:p>
      <text:p text:style-name="P2"><text:span text:style-name="T9">&lt;</text:span><text:span text:style-name="T6">div</text:span> <text:span text:style-name="T5">class</text:span>=<text:span text:style-name="T4">"container mt-3"</text:span><text:span text:style-name="T9">&gt;</text:span></text:p>
      <text:p text:style-name="P2"><text:span text:style-name="T9">&lt;</text:span><text:span text:style-name="T6">h2</text:span><text:span text:style-name="T9">&gt;</text:span>Aucun plat trouvé pour "<text:span text:style-name="T6">&lt;?php</text:span> <text:span text:style-name="T1">echo</text:span> <text:span text:style-name="T1">htmlspecialchars</text:span>(<text:span text:style-name="T5">$search_query</text:span>); <text:span text:style-name="T6">?&gt;</text:span>"<text:span text:style-name="T9">&lt;/</text:span><text:span text:style-name="T6">h2</text:span><text:span text:style-name="T9">&gt;</text:span></text:p>
      <text:p text:style-name="P2"><text:span text:style-name="T9">&lt;/</text:span><text:span text:style-name="T6">div</text:span><text:span text:style-name="T9">&gt;</text:span></text:p>
      <text:p text:style-name="P2"><text:span text:style-name="T6">&lt;?php</text:span> <text:span text:style-name="T3">endif</text:span>; <text:span text:style-name="T6">?&gt;</text:span></text:p>
      <text:p text:style-name="P9"/>
      <text:p text:style-name="P5">&lt;!-- Section des catégories (affichée uniquement si aucune recherche n'est effectuée) --&gt;</text:p>
      <text:p text:style-name="P2"><text:span text:style-name="T6">&lt;?php</text:span> <text:span text:style-name="T3">if</text:span> (<text:span text:style-name="T5">$show_categories</text:span>): <text:span text:style-name="T6">?&gt;</text:span></text:p>
      <text:p text:style-name="P2"><text:span text:style-name="T9">&lt;</text:span><text:span text:style-name="T6">div</text:span> <text:span text:style-name="T5">class</text:span>=<text:span text:style-name="T4">"container-fluid mt-3 pt-5 card text-center w-75 bg-dark"</text:span><text:span text:style-name="T9">&gt;</text:span></text:p>
      <text:p text:style-name="P2"><text:span text:style-name="T9">&lt;</text:span><text:span text:style-name="T6">h1</text:span> <text:span text:style-name="T5">class</text:span>=<text:span text:style-name="T4">"text"</text:span> <text:span text:style-name="T5">style</text:span>=<text:span text:style-name="T4">"color: #EE82EE"</text:span><text:span text:style-name="T9">&gt;</text:span>NOS CATÉGORIES DE PLATS POPULAIRES<text:span text:style-name="T9">&lt;/</text:span><text:span text:style-name="T6">h1</text:span><text:span text:style-name="T9">&gt;</text:span></text:p>
      <text:p text:style-name="P2"><text:span text:style-name="T9">&lt;</text:span><text:span text:style-name="T6">div</text:span> <text:span text:style-name="T5">class</text:span>=<text:span text:style-name="T4">"row"</text:span><text:span text:style-name="T9">&gt;</text:span></text:p>
      <text:p text:style-name="P2"><text:span text:style-name="T6">&lt;?php</text:span> <text:span text:style-name="T3">foreach</text:span> (<text:span text:style-name="T5">$categories_first_set</text:span> as <text:span text:style-name="T5">$categorie</text:span>): <text:span text:style-name="T6">?&gt;</text:span></text:p>
      <text:p text:style-name="P2"><text:span text:style-name="T9">&lt;</text:span><text:span text:style-name="T6">div</text:span> <text:span text:style-name="T5">class</text:span>=<text:span text:style-name="T4">"col-sm-4 p-3 bg-dark text-white zoomimage"</text:span><text:span text:style-name="T9">&gt;</text:span></text:p>
      <text:p text:style-name="P2"><text:span text:style-name="T9">&lt;</text:span><text:span text:style-name="T6">div</text:span> <text:span text:style-name="T5">class</text:span>=<text:span text:style-name="T4">"img-fluid"</text:span><text:span text:style-name="T9">&gt;</text:span></text:p>
      <text:p text:style-name="P2"><text:span text:style-name="T9">&lt;</text:span><text:span text:style-name="T6">h2</text:span><text:span text:style-name="T9">&gt;</text:span><text:span text:style-name="T6">&lt;?php</text:span> <text:span text:style-name="T1">echo</text:span> <text:span text:style-name="T1">htmlspecialchars</text:span>(<text:span text:style-name="T5">$categorie</text:span>[<text:span text:style-name="T4">'libelle'</text:span>]); <text:span text:style-name="T6">?&gt;</text:span><text:span text:style-name="T9">&lt;/</text:span><text:span text:style-name="T6">h2</text:span><text:span text:style-name="T9">&gt;</text:span></text:p>
      <text:p text:style-name="P2"><text:span text:style-name="T9">&lt;</text:span><text:span text:style-name="T6">a</text:span> <text:span text:style-name="T5">href</text:span>=<text:span text:style-name="T4">"plats.php?id=</text:span><text:span text:style-name="T6">&lt;?php</text:span> <text:span text:style-name="T1">echo</text:span> <text:span text:style-name="T1">htmlspecialchars</text:span>(<text:span text:style-name="T5">$categorie</text:span>[<text:span text:style-name="T4">'id'</text:span>]); <text:span text:style-name="T6">?&gt;</text:span><text:span text:style-name="T4">"</text:span><text:span text:style-name="T9">&gt;</text:span></text:p>
      <text:p text:style-name="P2"><text:span text:style-name="T9">&lt;</text:span><text:span text:style-name="T6">img</text:span> <text:span text:style-name="T5">class</text:span>=<text:span text:style-name="T4">"rounded-circle mx-auto d-block border border-black-1"</text:span> <text:span text:style-name="T5">src</text:span>=<text:span text:style-name="T4">"images_the_district/category/</text:span><text:span text:style-name="T6">&lt;?php</text:span> <text:span text:style-name="T1">echo</text:span> <text:span text:style-name="T1">htmlspecialchars</text:span>(<text:span text:style-name="T5">$categorie</text:span>[<text:span text:style-name="T4">'image'</text:span>]); <text:span text:style-name="T6">?&gt;</text:span><text:span text:style-name="T4">"</text:span> <text:span text:style-name="T5">alt</text:span>=<text:span text:style-name="T4">"</text:span><text:span text:style-name="T6">&lt;?php</text:span> <text:span text:style-name="T1">echo</text:span> <text:span text:style-name="T1">htmlspecialchars</text:span>(<text:span text:style-name="T5">$categorie</text:span>[<text:span text:style-name="T4">'libelle'</text:span>]); <text:span text:style-name="T6">?&gt;</text:span><text:span text:style-name="T4">"</text:span><text:span text:style-name="T9">&gt;</text:span></text:p>
      <text:p text:style-name="P2"><text:span text:style-name="T9">&lt;/</text:span><text:span text:style-name="T6">a</text:span><text:span text:style-name="T9">&gt;</text:span></text:p>
      <text:p text:style-name="P2"><text:span text:style-name="T9">&lt;/</text:span><text:span text:style-name="T6">div</text:span><text:span text:style-name="T9">&gt;</text:span></text:p>
      <text:p text:style-name="P2"><text:span text:style-name="T9">&lt;/</text:span><text:span text:style-name="T6">div</text:span><text:span text:style-name="T9">&gt;</text:span></text:p>
      <text:p text:style-name="P2"><text:span text:style-name="T6">&lt;?php</text:span> <text:span text:style-name="T3">endforeach</text:span>; <text:span text:style-name="T6">?&gt;</text:span></text:p>
      <text:p text:style-name="P2"><text:span text:style-name="T9">&lt;/</text:span><text:span text:style-name="T6">div</text:span><text:span text:style-name="T9">&gt;</text:span></text:p>
      <text:p text:style-name="P2"><text:span text:style-name="T9">&lt;/</text:span><text:span text:style-name="T6">div</text:span><text:span text:style-name="T9">&gt;</text:span></text:p>
      <text:p text:style-name="P9"/>
      <text:p text:style-name="P5">&lt;!-- ICI LES 3 AUTRES CATÉGORIES DE PLAT SUR LA PAGE ACCUEIL --&gt;</text:p>
      <text:p text:style-name="P2"><text:span text:style-name="T9">&lt;</text:span><text:span text:style-name="T6">div</text:span> <text:span text:style-name="T5">class</text:span>=<text:span text:style-name="T4">"container-fluid mt-3 pt-5 card text-center w-75 bg-secondary"</text:span><text:span text:style-name="T9">&gt;</text:span></text:p>
      <text:p text:style-name="P2"><text:span text:style-name="T9">&lt;</text:span><text:span text:style-name="T6">div</text:span> <text:span text:style-name="T5">class</text:span>=<text:span text:style-name="T4">"row"</text:span><text:span text:style-name="T9">&gt;</text:span></text:p>
      <text:p text:style-name="P2"><text:span text:style-name="T6">&lt;?php</text:span> <text:span text:style-name="T3">foreach</text:span> (<text:span text:style-name="T5">$categories_second_set</text:span> as <text:span text:style-name="T5">$categorie</text:span>): <text:span text:style-name="T6">?&gt;</text:span></text:p>
      <text:p text:style-name="P2"><text:span text:style-name="T9">&lt;</text:span><text:span text:style-name="T6">div</text:span> <text:span text:style-name="T5">class</text:span>=<text:span text:style-name="T4">"col-sm-4 p-3 bg-secondary text-white zoomimage"</text:span><text:span text:style-name="T9">&gt;</text:span></text:p>
      <text:p text:style-name="P2"><text:span text:style-name="T9">&lt;</text:span><text:span text:style-name="T6">div</text:span> <text:span text:style-name="T5">class</text:span>=<text:span text:style-name="T4">"img-fluid"</text:span><text:span text:style-name="T9">&gt;</text:span></text:p>
      <text:p text:style-name="P2"><text:span text:style-name="T9">&lt;</text:span><text:span text:style-name="T6">h2</text:span><text:span text:style-name="T9">&gt;</text:span><text:span text:style-name="T6">&lt;?php</text:span> <text:span text:style-name="T1">echo</text:span> <text:span text:style-name="T1">htmlspecialchars</text:span>(<text:span text:style-name="T5">$categorie</text:span>[<text:span text:style-name="T4">'libelle'</text:span>]); <text:span text:style-name="T6">?&gt;</text:span><text:span text:style-name="T9">&lt;/</text:span><text:span text:style-name="T6">h2</text:span><text:span text:style-name="T9">&gt;</text:span></text:p>
      <text:p text:style-name="P2"><text:span text:style-name="T9">&lt;</text:span><text:span text:style-name="T6">a</text:span> <text:span text:style-name="T5">href</text:span>=<text:span text:style-name="T4">"plats.php?id=</text:span><text:span text:style-name="T6">&lt;?php</text:span> <text:span text:style-name="T1">echo</text:span> <text:span text:style-name="T1">htmlspecialchars</text:span>(<text:span text:style-name="T5">$categorie</text:span>[<text:span text:style-name="T4">'id'</text:span>]); <text:span text:style-name="T6">?&gt;</text:span><text:span text:style-name="T4">"</text:span><text:span text:style-name="T9">&gt;</text:span></text:p>
      <text:p text:style-name="P2"><text:span text:style-name="T9">&lt;</text:span><text:span text:style-name="T6">img</text:span> <text:span text:style-name="T5">class</text:span>=<text:span text:style-name="T4">"rounded-circle mx-auto d-block border border-black-1"</text:span> <text:span text:style-name="T5">src</text:span>=<text:span text:style-name="T4">"images_the_district/category/</text:span><text:span text:style-name="T6">&lt;?php</text:span> <text:span text:style-name="T1">echo</text:span> <text:span text:style-name="T1">htmlspecialchars</text:span>(<text:span text:style-name="T5">$categorie</text:span>[<text:span text:style-name="T4">'image'</text:span>]); <text:span text:style-name="T6">?&gt;</text:span><text:span text:style-name="T4">"</text:span> <text:span text:style-name="T5">alt</text:span>=<text:span text:style-name="T4">"</text:span><text:span text:style-name="T6">&lt;?php</text:span> <text:span text:style-name="T1">echo</text:span> <text:span text:style-name="T1">htmlspecialchars</text:span>(<text:span text:style-name="T5">$categorie</text:span>[<text:span text:style-name="T4">'libelle'</text:span>]); <text:span text:style-name="T6">?&gt;</text:span><text:span text:style-name="T4">"</text:span><text:span text:style-name="T9">&gt;</text:span></text:p>
      <text:p text:style-name="P2"><text:span text:style-name="T9">&lt;/</text:span><text:span text:style-name="T6">a</text:span><text:span text:style-name="T9">&gt;</text:span></text:p>
      <text:p text:style-name="P2"><text:span text:style-name="T9">&lt;/</text:span><text:span text:style-name="T6">div</text:span><text:span text:style-name="T9">&gt;</text:span></text:p>
      <text:p text:style-name="P2"><text:span text:style-name="T9">&lt;/</text:span><text:span text:style-name="T6">div</text:span><text:span text:style-name="T9">&gt;</text:span></text:p>
      <text:p text:style-name="P2"><text:span text:style-name="T6">&lt;?php</text:span> <text:span text:style-name="T3">endforeach</text:span>; <text:span text:style-name="T6">?&gt;</text:span></text:p>
      <text:p text:style-name="P2"><text:span text:style-name="T9">&lt;/</text:span><text:span text:style-name="T6">div</text:span><text:span text:style-name="T9">&gt;</text:span></text:p>
      <text:p text:style-name="P2"><text:span text:style-name="T9">&lt;/</text:span><text:span text:style-name="T6">div</text:span><text:span text:style-name="T9">&gt;</text:span></text:p>
      <text:p text:style-name="P2"><text:span text:style-name="T6">&lt;?php</text:span> <text:span text:style-name="T3">endif</text:span>; <text:span text:style-name="T6">?&gt;</text:span></text:p>
      <text:p text:style-name="P9"/>
      <text:p text:style-name="P5">&lt;!-- Section des plats les plus vendus (affichée uniquement si aucune recherche n'est effectuée) --&gt;</text:p>
      <text:p text:style-name="P2"><text:span text:style-name="T6">&lt;?php</text:span> <text:span text:style-name="T3">if</text:span> (<text:span text:style-name="T5">$show_best_sellers</text:span>): <text:span text:style-name="T6">?&gt;</text:span></text:p>
      <text:p text:style-name="P2"><text:span text:style-name="T9">&lt;</text:span><text:span text:style-name="T6">div</text:span> <text:span text:style-name="T5">class</text:span>=<text:span text:style-name="T4">"container-fluid mt-3 pt-5 card text-center w-75 bg-dark"</text:span><text:span text:style-name="T9">&gt;</text:span></text:p>
      <text:p text:style-name="P2"><text:span text:style-name="T9">&lt;</text:span><text:span text:style-name="T6">h1</text:span> <text:span text:style-name="T5">class</text:span>=<text:span text:style-name="T4">"text"</text:span> <text:span text:style-name="T5">style</text:span>=<text:span text:style-name="T4">"color: #EE82EE"</text:span><text:span text:style-name="T9">&gt;</text:span>LES PLATS LES PLUS VENDUS<text:span text:style-name="T9">&lt;/</text:span><text:span text:style-name="T6">h1</text:span><text:span text:style-name="T9">&gt;</text:span></text:p>
      <text:p text:style-name="P2"><text:span text:style-name="T9">&lt;</text:span><text:span text:style-name="T6">div</text:span> <text:span text:style-name="T5">class</text:span>=<text:span text:style-name="T4">"row"</text:span><text:span text:style-name="T9">&gt;</text:span></text:p>
      <text:p text:style-name="P2"><text:soft-page-break/><text:span text:style-name="T6">&lt;?php</text:span> <text:span text:style-name="T3">foreach</text:span> (<text:span text:style-name="T5">$best_sellers</text:span> as <text:span text:style-name="T5">$plat</text:span>): <text:span text:style-name="T6">?&gt;</text:span></text:p>
      <text:p text:style-name="P2"><text:span text:style-name="T9">&lt;</text:span><text:span text:style-name="T6">div</text:span> <text:span text:style-name="T5">class</text:span>=<text:span text:style-name="T4">"col-sm-4 p-3 bg-dark text-white"</text:span><text:span text:style-name="T9">&gt;</text:span></text:p>
      <text:p text:style-name="P2"><text:span text:style-name="T9">&lt;</text:span><text:span text:style-name="T6">img</text:span> <text:span text:style-name="T5">class</text:span>=<text:span text:style-name="T4">"rounded-2 mx-auto d-block border border-black-1"</text:span> <text:span text:style-name="T5">src</text:span>=<text:span text:style-name="T4">"Mesimages/</text:span><text:span text:style-name="T6">&lt;?php</text:span> <text:span text:style-name="T1">echo</text:span> <text:span text:style-name="T1">htmlspecialchars</text:span>(<text:span text:style-name="T5">$plat</text:span>[<text:span text:style-name="T4">'image'</text:span>]); <text:span text:style-name="T6">?&gt;</text:span><text:span text:style-name="T4">"</text:span> <text:span text:style-name="T5">width</text:span>=<text:span text:style-name="T4">"50%"</text:span> <text:span text:style-name="T5">height</text:span>=<text:span text:style-name="T4">"80%"</text:span> <text:span text:style-name="T5">alt</text:span>=<text:span text:style-name="T4">"Image de </text:span><text:span text:style-name="T6">&lt;?php</text:span> <text:span text:style-name="T1">echo</text:span> <text:span text:style-name="T1">htmlspecialchars</text:span>(<text:span text:style-name="T5">$plat</text:span>[<text:span text:style-name="T4">'libelle'</text:span>]); <text:span text:style-name="T6">?&gt;</text:span><text:span text:style-name="T4">"</text:span><text:span text:style-name="T9">&gt;</text:span></text:p>
      <text:p text:style-name="P2"><text:span text:style-name="T9">&lt;</text:span><text:span text:style-name="T6">h3</text:span><text:span text:style-name="T9">&gt;</text:span><text:span text:style-name="T6">&lt;?php</text:span> <text:span text:style-name="T1">echo</text:span> <text:span text:style-name="T1">htmlspecialchars</text:span>(<text:span text:style-name="T5">$plat</text:span>[<text:span text:style-name="T4">'libelle'</text:span>]); <text:span text:style-name="T6">?&gt;</text:span><text:span text:style-name="T9">&lt;/</text:span><text:span text:style-name="T6">h3</text:span><text:span text:style-name="T9">&gt;</text:span></text:p>
      <text:p text:style-name="P2"><text:span text:style-name="T9">&lt;</text:span><text:span text:style-name="T6">p</text:span><text:span text:style-name="T9">&gt;</text:span><text:span text:style-name="T6">&lt;?php</text:span> <text:span text:style-name="T1">echo</text:span> <text:span text:style-name="T1">htmlspecialchars</text:span>(<text:span text:style-name="T5">$plat</text:span>[<text:span text:style-name="T4">'description'</text:span>]); <text:span text:style-name="T6">?&gt;</text:span><text:span text:style-name="T9">&lt;/</text:span><text:span text:style-name="T6">p</text:span><text:span text:style-name="T9">&gt;</text:span></text:p>
      <text:p text:style-name="P2"><text:span text:style-name="T9">&lt;/</text:span><text:span text:style-name="T6">div</text:span><text:span text:style-name="T9">&gt;</text:span></text:p>
      <text:p text:style-name="P2"><text:span text:style-name="T6">&lt;?php</text:span> <text:span text:style-name="T3">endforeach</text:span>; <text:span text:style-name="T6">?&gt;</text:span></text:p>
      <text:p text:style-name="P2"><text:span text:style-name="T9">&lt;/</text:span><text:span text:style-name="T6">div</text:span><text:span text:style-name="T9">&gt;</text:span></text:p>
      <text:p text:style-name="P2"><text:span text:style-name="T9">&lt;/</text:span><text:span text:style-name="T6">div</text:span><text:span text:style-name="T9">&gt;</text:span></text:p>
      <text:p text:style-name="P2"><text:span text:style-name="T6">&lt;?php</text:span> <text:span text:style-name="T3">endif</text:span>; <text:span text:style-name="T6">?&gt;</text:span></text:p>
      <text:p text:style-name="P2"><text:span text:style-name="T9">&lt;/</text:span><text:span text:style-name="T6">main</text:span><text:span text:style-name="T9">&gt;</text:span></text:p>
      <text:p text:style-name="P2"><text:span text:style-name="T9">&lt;/</text:span><text:span text:style-name="T6">div</text:span><text:span text:style-name="T9">&gt;</text:span></text:p>
      <text:p text:style-name="P5">&lt;!-- Footer --&gt;</text:p>
      <text:p text:style-name="P2"><text:span text:style-name="T6">&lt;?php</text:span> <text:span text:style-name="T3">require_once</text:span>(<text:span text:style-name="T4">'php/footer.php'</text:span>); <text:span text:style-name="T6">?&gt;</text:span></text:p>
      <text:p text:style-name="P2"><text:span text:style-name="T9">&lt;/</text:span><text:span text:style-name="T6">body</text:span><text:span text:style-name="T9">&gt;</text:span></text:p>
      <text:p text:style-name="P2"/>
      <text:p text:style-name="P1"/>
      <text:p text:style-name="P1">Voici ma page plats.php</text:p>
      <text:p text:style-name="P6">&lt;!-- ICI MA PAGE TOUS LES PLATS: Avec tous les plats --&gt;</text:p>
      <text:p text:style-name="P8"/>
      <text:p text:style-name="P7">&lt;?php</text:p>
      <text:p text:style-name="P9"/>
      <text:p text:style-name="P2"><text:span text:style-name="T3">require_once</text:span> (<text:span text:style-name="T4">"php/header.php"</text:span>);</text:p>
      <text:p text:style-name="P9"/>
      <text:p text:style-name="P2"><text:span text:style-name="T3">require_once</text:span>(<text:span text:style-name="T4">"database.php"</text:span>);</text:p>
      <text:p text:style-name="P9"/>
      <text:p text:style-name="P2"><text:span text:style-name="T5">$idCategorie</text:span> = <text:span text:style-name="T1">isset</text:span>(<text:span text:style-name="T5">$_GET</text:span>[<text:span text:style-name="T4">'id'</text:span>])? <text:span text:style-name="T5">$_GET</text:span>[<text:span text:style-name="T4">'id'</text:span>] : <text:span text:style-name="T6">null</text:span>;</text:p>
      <text:p text:style-name="P9"/>
      <text:p text:style-name="P2"><text:span text:style-name="T5">$plats</text:span> = <text:span text:style-name="T1">getPlats</text:span>(<text:span text:style-name="T5">$conn</text:span>, <text:span text:style-name="T5">$idCategorie</text:span>);</text:p>
      <text:p text:style-name="P8"/>
      <text:p text:style-name="P5">// Vérifie si une catégorie est sélectionnée</text:p>
      <text:p text:style-name="P9"/>
      <text:p text:style-name="P2"><text:span text:style-name="T3">if</text:span> (<text:span text:style-name="T1">isset</text:span>(<text:span text:style-name="T5">$_GET</text:span>[<text:span text:style-name="T4">'id'</text:span>])) {</text:p>
      <text:p text:style-name="P9"/>
      <text:p text:style-name="P5">// Cache les boutons précédent et suivant</text:p>
      <text:p text:style-name="P9"/>
      <text:p text:style-name="P2"><text:span text:style-name="T5">$hideButtons</text:span> = <text:span text:style-name="T6">true</text:span>;</text:p>
      <text:p text:style-name="P9"/>
      <text:p text:style-name="P2">} <text:span text:style-name="T3">else</text:span> {</text:p>
      <text:p text:style-name="P9"/>
      <text:p text:style-name="P2"><text:span text:style-name="T5">$hideButtons</text:span> = <text:span text:style-name="T6">false</text:span>;</text:p>
      <text:p text:style-name="P9"/>
      <text:p text:style-name="P2">}</text:p>
      <text:p text:style-name="P9"/>
      <text:p text:style-name="P2"><text:span text:style-name="T3">if</text:span> (<text:span text:style-name="T1">isset</text:span>(<text:span text:style-name="T5">$_GET</text:span>[<text:span text:style-name="T4">'id'</text:span>])) {</text:p>
      <text:p text:style-name="P9"/>
      <text:p text:style-name="P2"><text:span text:style-name="T5">$categorie</text:span> = <text:span text:style-name="T1">getCategoryById</text:span>(<text:span text:style-name="T5">$conn</text:span>, <text:span text:style-name="T5">$idCategorie</text:span>);</text:p>
      <text:p text:style-name="P2"><text:soft-page-break/>}</text:p>
      <text:p text:style-name="P2"><text:span text:style-name="T6">?&gt;</text:span></text:p>
      <text:p text:style-name="P8"/>
      <text:p text:style-name="P5">&lt;!-- ************************************** MON BODY ***************************************************** --&gt;</text:p>
      <text:p text:style-name="P8"/>
      <text:p text:style-name="P2"><text:span text:style-name="T9">&lt;</text:span><text:span text:style-name="T6">main</text:span> <text:span text:style-name="T5">class</text:span>=<text:span text:style-name="T4">"container-fluid mt-3 pt-5"</text:span><text:span text:style-name="T9">&gt;</text:span></text:p>
      <text:p text:style-name="P9"/>
      <text:p text:style-name="P2"><text:span text:style-name="T9">&lt;</text:span><text:span text:style-name="T6">div</text:span> <text:span text:style-name="T5">class</text:span>=<text:span text:style-name="T4">"row justify-content-center"</text:span><text:span text:style-name="T9">&gt;</text:span></text:p>
      <text:p text:style-name="P9"/>
      <text:p text:style-name="P2"><text:span text:style-name="T9">&lt;</text:span><text:span text:style-name="T6">div</text:span> <text:span text:style-name="T5">class</text:span>=<text:span text:style-name="T4">"col-md-8 col-lg-6"</text:span><text:span text:style-name="T9">&gt;</text:span></text:p>
      <text:p text:style-name="P9"/>
      <text:p text:style-name="P2"><text:span text:style-name="T9">&lt;</text:span><text:span text:style-name="T6">h1</text:span> <text:span text:style-name="T5">class</text:span>=<text:span text:style-name="T4">"h5couleurcat text-center"</text:span><text:span text:style-name="T9">&gt;</text:span>LES PLATS: <text:span text:style-name="T6">&lt;?php</text:span> <text:span text:style-name="T1">echo</text:span> <text:span text:style-name="T5">$categorie</text:span>[<text:span text:style-name="T4">'libelle'</text:span>];<text:span text:style-name="T6">?&gt;</text:span><text:span text:style-name="T9">&lt;/</text:span><text:span text:style-name="T6">h1</text:span><text:span text:style-name="T9">&gt;</text:span></text:p>
      <text:p text:style-name="P9"/>
      <text:p text:style-name="P2"><text:span text:style-name="T9">&lt;/</text:span><text:span text:style-name="T6">div</text:span><text:span text:style-name="T9">&gt;</text:span></text:p>
      <text:p text:style-name="P9"/>
      <text:p text:style-name="P2"><text:span text:style-name="T9">&lt;/</text:span><text:span text:style-name="T6">div</text:span><text:span text:style-name="T9">&gt;</text:span></text:p>
      <text:p text:style-name="P8"/>
      <text:p text:style-name="P5">&lt;!-- CAROUSEL AVEC 12 IMAGES DE TOUTES LES PLATS --&gt;</text:p>
      <text:p text:style-name="P9"/>
      <text:p text:style-name="P2"><text:span text:style-name="T9">&lt;</text:span><text:span text:style-name="T6">div</text:span> <text:span text:style-name="T5">class</text:span>=<text:span text:style-name="T4">"row justify-content-center"</text:span><text:span text:style-name="T9">&gt;</text:span></text:p>
      <text:p text:style-name="P9"/>
      <text:p text:style-name="P2"><text:span text:style-name="T9">&lt;</text:span><text:span text:style-name="T6">div</text:span> <text:span text:style-name="T5">class</text:span>=<text:span text:style-name="T4">"col-md-10 col-lg-8"</text:span><text:span text:style-name="T9">&gt;</text:span></text:p>
      <text:p text:style-name="P9"/>
      <text:p text:style-name="P2"><text:span text:style-name="T9">&lt;</text:span><text:span text:style-name="T6">div</text:span> <text:span text:style-name="T5">id</text:span>=<text:span text:style-name="T4">"carouselExample"</text:span> <text:span text:style-name="T5">class</text:span>=<text:span text:style-name="T4">"carousel slide plats-container"</text:span> <text:span text:style-name="T5">data-bs-ride</text:span>=<text:span text:style-name="T4">"carousel"</text:span><text:span text:style-name="T9">&gt;</text:span></text:p>
      <text:p text:style-name="P9"/>
      <text:p text:style-name="P2"><text:span text:style-name="T9">&lt;</text:span><text:span text:style-name="T6">div</text:span> <text:span text:style-name="T5">class</text:span>=<text:span text:style-name="T4">"carousel-inner"</text:span><text:span text:style-name="T9">&gt;</text:span></text:p>
      <text:p text:style-name="P9"/>
      <text:p text:style-name="P2"><text:span text:style-name="T6">&lt;?php</text:span> <text:span text:style-name="T3">foreach</text:span>(<text:span text:style-name="T5">$plats</text:span> as <text:span text:style-name="T5">$key</text:span> =&gt; <text:span text:style-name="T5">$plat</text:span>) :<text:span text:style-name="T6">?&gt;</text:span></text:p>
      <text:p text:style-name="P9"/>
      <text:p text:style-name="P2"><text:span text:style-name="T6">&lt;?php</text:span> <text:span text:style-name="T3">if</text:span>(<text:span text:style-name="T5">$key</text:span> % <text:span text:style-name="T10">4</text:span> === <text:span text:style-name="T10">0</text:span>) :<text:span text:style-name="T6">?&gt;</text:span></text:p>
      <text:p text:style-name="P9"/>
      <text:p text:style-name="P2"><text:span text:style-name="T9">&lt;</text:span><text:span text:style-name="T6">div</text:span> <text:span text:style-name="T5">class</text:span>=<text:span text:style-name="T4">"carousel-item </text:span><text:span text:style-name="T6">&lt;?php</text:span> <text:span text:style-name="T1">echo</text:span> <text:span text:style-name="T5">$key</text:span> === <text:span text:style-name="T10">0</text:span>? <text:span text:style-name="T4">'active'</text:span> : <text:span text:style-name="T4">''</text:span>;<text:span text:style-name="T6">?&gt;</text:span><text:span text:style-name="T4">"</text:span><text:span text:style-name="T9">&gt;</text:span></text:p>
      <text:p text:style-name="P9"/>
      <text:p text:style-name="P2"><text:span text:style-name="T9">&lt;</text:span><text:span text:style-name="T6">div</text:span> <text:span text:style-name="T5">class</text:span>=<text:span text:style-name="T4">"card-group"</text:span><text:span text:style-name="T9">&gt;</text:span></text:p>
      <text:p text:style-name="P9"/>
      <text:p text:style-name="P2"><text:span text:style-name="T6">&lt;?php</text:span> <text:span text:style-name="T3">endif</text:span>;<text:span text:style-name="T6">?&gt;</text:span></text:p>
      <text:p text:style-name="P8"/>
      <text:p text:style-name="P2"><text:span text:style-name="T9">&lt;</text:span><text:span text:style-name="T6">div</text:span> <text:span text:style-name="T5">class</text:span>=<text:span text:style-name="T4">"col-sm-3 p-3 bg-dark text-white mx-auto"</text:span><text:span text:style-name="T9">&gt;</text:span></text:p>
      <text:p text:style-name="P9"/>
      <text:p text:style-name="P2"><text:span text:style-name="T9">&lt;</text:span><text:span text:style-name="T6">div</text:span> <text:span text:style-name="T5">class</text:span>=<text:span text:style-name="T4">"d-flex justify-content-center align-items-center"</text:span><text:span text:style-name="T9">&gt;</text:span></text:p>
      <text:p text:style-name="P9"/>
      <text:p text:style-name="P2"><text:span text:style-name="T9">&lt;</text:span><text:span text:style-name="T6">img</text:span> <text:span text:style-name="T5">class</text:span>=<text:span text:style-name="T4">"rounded-circle mw-100 mh-100 mx-auto d-block"</text:span> <text:span text:style-name="T5">src</text:span>=<text:span text:style-name="T4">"Mesimages/</text:span><text:span text:style-name="T6">&lt;?php</text:span> <text:span text:style-name="T1">echo</text:span> <text:span text:style-name="T5">$plat</text:span>[<text:span text:style-name="T4">'image'</text:span>];<text:span text:style-name="T6">?&gt;</text:span><text:span text:style-name="T4">"</text:span> <text:span text:style-name="T5">alt</text:span>=<text:span text:style-name="T4">"..."</text:span><text:span text:style-name="T9">&gt;</text:span></text:p>
      <text:p text:style-name="P9"/>
      <text:p text:style-name="P2"><text:soft-page-break/><text:span text:style-name="T9">&lt;/</text:span><text:span text:style-name="T6">div</text:span><text:span text:style-name="T9">&gt;</text:span></text:p>
      <text:p text:style-name="P9"/>
      <text:p text:style-name="P2"><text:span text:style-name="T9">&lt;</text:span><text:span text:style-name="T6">div</text:span> <text:span text:style-name="T5">class</text:span>=<text:span text:style-name="T4">"card-body"</text:span><text:span text:style-name="T9">&gt;</text:span></text:p>
      <text:p text:style-name="P9"/>
      <text:p text:style-name="P2"><text:span text:style-name="T9">&lt;</text:span><text:span text:style-name="T6">h5</text:span> <text:span text:style-name="T5">class</text:span>=<text:span text:style-name="T4">"card-title tailletitreplat"</text:span><text:span text:style-name="T9">&gt;</text:span><text:span text:style-name="T6">&lt;?php</text:span> <text:span text:style-name="T1">echo</text:span> <text:span text:style-name="T5">$plat</text:span>[<text:span text:style-name="T4">'libelle'</text:span>];<text:span text:style-name="T6">?&gt;</text:span><text:span text:style-name="T9">&lt;/</text:span><text:span text:style-name="T6">h5</text:span><text:span text:style-name="T9">&gt;</text:span></text:p>
      <text:p text:style-name="P9"/>
      <text:p text:style-name="P2"><text:span text:style-name="T9">&lt;</text:span><text:span text:style-name="T6">p</text:span> <text:span text:style-name="T5">class</text:span>=<text:span text:style-name="T4">"card-text tailledescriplat"</text:span><text:span text:style-name="T9">&gt;</text:span><text:span text:style-name="T6">&lt;?php</text:span> <text:span text:style-name="T1">echo</text:span> <text:span text:style-name="T5">$plat</text:span>[<text:span text:style-name="T4">'description'</text:span>];<text:span text:style-name="T6">?&gt;</text:span><text:span text:style-name="T9">&lt;/</text:span><text:span text:style-name="T6">p</text:span><text:span text:style-name="T9">&gt;</text:span></text:p>
      <text:p text:style-name="P2"><text:span text:style-name="T9">&lt;</text:span><text:span text:style-name="T6">p</text:span> <text:span text:style-name="T5">class</text:span>=<text:span text:style-name="T4">"card-text tailledescriplat"</text:span><text:span text:style-name="T9">&gt;</text:span>Prix : <text:span text:style-name="T6">&lt;?php</text:span> <text:span text:style-name="T1">echo</text:span> <text:span text:style-name="T5">$plat</text:span>[<text:span text:style-name="T4">'prix'</text:span>];<text:span text:style-name="T6">?&gt;</text:span> €<text:span text:style-name="T9">&lt;/</text:span><text:span text:style-name="T6">p</text:span><text:span text:style-name="T9">&gt;</text:span></text:p>
      <text:p text:style-name="P9"/>
      <text:p text:style-name="P2"><text:span text:style-name="T9">&lt;</text:span><text:span text:style-name="T6">a</text:span> <text:span text:style-name="T5">href</text:span>=<text:span text:style-name="T4">"commande.php?id=</text:span><text:span text:style-name="T6">&lt;?php</text:span> <text:span text:style-name="T1">echo</text:span> <text:span text:style-name="T5">$plat</text:span>[<text:span text:style-name="T4">'id'</text:span>];<text:span text:style-name="T6">?&gt;</text:span><text:span text:style-name="T4">"</text:span> <text:span text:style-name="T5">class</text:span>=<text:span text:style-name="T4">"btn btn-primary tailletextcommand"</text:span><text:span text:style-name="T9">&gt;</text:span>Commander<text:span text:style-name="T9">&lt;/</text:span><text:span text:style-name="T6">a</text:span><text:span text:style-name="T9">&gt;</text:span></text:p>
      <text:p text:style-name="P9"/>
      <text:p text:style-name="P2"><text:span text:style-name="T9">&lt;/</text:span><text:span text:style-name="T6">div</text:span><text:span text:style-name="T9">&gt;</text:span></text:p>
      <text:p text:style-name="P9"/>
      <text:p text:style-name="P2"><text:span text:style-name="T9">&lt;/</text:span><text:span text:style-name="T6">div</text:span><text:span text:style-name="T9">&gt;</text:span></text:p>
      <text:p text:style-name="P8"/>
      <text:p text:style-name="P2"><text:span text:style-name="T6">&lt;?php</text:span> <text:span text:style-name="T3">if</text:span>((<text:span text:style-name="T5">$key</text:span>+<text:span text:style-name="T10">1</text:span>) % <text:span text:style-name="T10">4</text:span> === <text:span text:style-name="T10">0</text:span> || <text:span text:style-name="T5">$key</text:span> === <text:span text:style-name="T1">count</text:span>(<text:span text:style-name="T5">$plats</text:span>)-<text:span text:style-name="T10">1</text:span>) :<text:span text:style-name="T6">?&gt;</text:span></text:p>
      <text:p text:style-name="P9"/>
      <text:p text:style-name="P2"><text:span text:style-name="T9">&lt;/</text:span><text:span text:style-name="T6">div</text:span><text:span text:style-name="T9">&gt;</text:span></text:p>
      <text:p text:style-name="P9"/>
      <text:p text:style-name="P2"><text:span text:style-name="T9">&lt;/</text:span><text:span text:style-name="T6">div</text:span><text:span text:style-name="T9">&gt;</text:span></text:p>
      <text:p text:style-name="P9"/>
      <text:p text:style-name="P2"><text:span text:style-name="T6">&lt;?php</text:span> <text:span text:style-name="T3">endif</text:span>;<text:span text:style-name="T6">?&gt;</text:span></text:p>
      <text:p text:style-name="P8"/>
      <text:p text:style-name="P2"><text:span text:style-name="T6">&lt;?php</text:span> <text:span text:style-name="T3">endforeach</text:span>;<text:span text:style-name="T6">?&gt;</text:span></text:p>
      <text:p text:style-name="P9"/>
      <text:p text:style-name="P2"><text:span text:style-name="T9">&lt;/</text:span><text:span text:style-name="T6">div</text:span><text:span text:style-name="T9">&gt;</text:span></text:p>
      <text:p text:style-name="P9"/>
      <text:p text:style-name="P5">&lt;!-- Boutons de carousel: j'y ai intégré du php pour masquer le bouton quand je clique sur une catégorie de plats de la page index.php --&gt;</text:p>
      <text:p text:style-name="P2"><text:span text:style-name="T9">&lt;</text:span><text:span text:style-name="T6">div</text:span> <text:span text:style-name="T5">class</text:span>=<text:span text:style-name="T4">"carousel-controls moncarousselcat"</text:span><text:span text:style-name="T9">&gt;</text:span></text:p>
      <text:p text:style-name="P2"><text:span text:style-name="T9">&lt;</text:span><text:span text:style-name="T6">button</text:span> <text:span text:style-name="T5">class</text:span>=<text:span text:style-name="T4">"carousel-control-prev moncarousselcatprev"</text:span> <text:span text:style-name="T5">id</text:span>=<text:span text:style-name="T4">"carouselcatprec"</text:span> <text:span text:style-name="T5">type</text:span>=<text:span text:style-name="T4">"button"</text:span> <text:span text:style-name="T5">data-bs-target</text:span>=<text:span text:style-name="T4">"#carouselExample"</text:span> <text:span text:style-name="T5">data-bs-slide</text:span>=<text:span text:style-name="T4">"prev"</text:span><text:span text:style-name="T9">&gt;</text:span></text:p>
      <text:p text:style-name="P2"><text:span text:style-name="T9">&lt;</text:span><text:span text:style-name="T6">span</text:span> <text:span text:style-name="T5">class</text:span>=<text:span text:style-name="T4">"carousel-control-prev-icon"</text:span> <text:span text:style-name="T5">aria-hidden</text:span>=<text:span text:style-name="T4">"true"</text:span><text:span text:style-name="T9">&gt;&lt;/</text:span><text:span text:style-name="T6">span</text:span><text:span text:style-name="T9">&gt;</text:span></text:p>
      <text:p text:style-name="P2"><text:span text:style-name="T6">&lt;?php</text:span> <text:span text:style-name="T3">if</text:span> (!<text:span text:style-name="T5">$hideButtons</text:span>) { <text:span text:style-name="T6">?&gt;</text:span><text:span text:style-name="T9">&lt;</text:span><text:span text:style-name="T6">button</text:span> <text:span text:style-name="T5">class</text:span>=<text:span text:style-name="T4">"btn btn-secondary bg-dark rounded-4 col-sm-1 espacebouton"</text:span> <text:span text:style-name="T5">onclick</text:span>=<text:span text:style-name="T4">"</text:span><text:span text:style-name="T1">precedent</text:span><text:span text:style-name="T4">()"</text:span> <text:span text:style-name="T5">type</text:span>=<text:span text:style-name="T4">"button"</text:span><text:span text:style-name="T9">&gt;</text:span>Précédent<text:span text:style-name="T9">&lt;/</text:span><text:span text:style-name="T6">button</text:span><text:span text:style-name="T9">&gt;</text:span></text:p>
      <text:p text:style-name="P2"><text:span text:style-name="T9">&lt;/</text:span><text:span text:style-name="T6">button</text:span><text:span text:style-name="T9">&gt;</text:span></text:p>
      <text:p text:style-name="P2"><text:span text:style-name="T9">&lt;</text:span><text:span text:style-name="T6">button</text:span> <text:span text:style-name="T5">class</text:span>=<text:span text:style-name="T4">"carousel-control-next"</text:span> <text:span text:style-name="T5">id</text:span>=<text:span text:style-name="T4">"carouselcatsuiv"</text:span> <text:span text:style-name="T5">type</text:span>=<text:span text:style-name="T4">"button"</text:span> <text:span text:style-name="T5">data-bs-target</text:span>=<text:span text:style-name="T4">"#carouselExample"</text:span> <text:span text:style-name="T5">data-bs-slide</text:span>=<text:span text:style-name="T4">"next"</text:span><text:span text:style-name="T9">&gt;</text:span></text:p>
      <text:p text:style-name="P2"><text:span text:style-name="T9">&lt;</text:span><text:span text:style-name="T6">span</text:span> <text:span text:style-name="T5">class</text:span>=<text:span text:style-name="T4">"carousel-control-next-icon"</text:span> <text:span text:style-name="T5">aria-hidden</text:span>=<text:span text:style-name="T4">"true"</text:span><text:span text:style-name="T9">&gt;&lt;/</text:span><text:span text:style-name="T6">span</text:span><text:span text:style-name="T9">&gt;</text:span></text:p>
      <text:p text:style-name="P2"><text:span text:style-name="T9">&lt;</text:span><text:span text:style-name="T6">button</text:span> <text:span text:style-name="T5">class</text:span>=<text:span text:style-name="T4">"btn btn-secondary bg-dark rounded-4 col-sm-1 espacebouton"</text:span> <text:span text:style-name="T5">onclick</text:span>=<text:span text:style-name="T4">"</text:span><text:span text:style-name="T1">suivant</text:span><text:span text:style-name="T4">()"</text:span> <text:span text:style-name="T5">type</text:span>=<text:span text:style-name="T4">"button"</text:span><text:span text:style-name="T9">&gt;</text:span>Suivant<text:span text:style-name="T9">&lt;/</text:span><text:span text:style-name="T6">button</text:span><text:span text:style-name="T9">&gt;</text:span><text:span text:style-name="T6">&lt;?php</text:span> } <text:span text:style-name="T6">?&gt;</text:span></text:p>
      <text:p text:style-name="P2"><text:span text:style-name="T9">&lt;/</text:span><text:span text:style-name="T6">button</text:span><text:span text:style-name="T9">&gt;</text:span></text:p>
      <text:p text:style-name="P2"><text:span text:style-name="T9">&lt;/</text:span><text:span text:style-name="T6">div</text:span><text:span text:style-name="T9">&gt;</text:span></text:p>
      <text:p text:style-name="P2"><text:span text:style-name="T9">&lt;/</text:span><text:span text:style-name="T6">div</text:span><text:span text:style-name="T9">&gt;</text:span></text:p>
      <text:p text:style-name="P2"><text:span text:style-name="T9">&lt;/</text:span><text:span text:style-name="T6">div</text:span><text:span text:style-name="T9">&gt;</text:span></text:p>
      <text:p text:style-name="P2"><text:span text:style-name="T9">&lt;/</text:span><text:span text:style-name="T6">div</text:span><text:span text:style-name="T9">&gt;</text:span></text:p>
      <text:p text:style-name="P2"><text:span text:style-name="T9">&lt;/</text:span><text:span text:style-name="T6">main</text:span><text:span text:style-name="T9">&gt;</text:span></text:p>
      <text:p text:style-name="P9"/>
      <text:p text:style-name="P5"><text:soft-page-break/>&lt;!-- ICI MON FOOTER OU PIED DE PAGE AVEC LES LOGOS --&gt;</text:p>
      <text:p text:style-name="P7">&lt;?php</text:p>
      <text:p text:style-name="P2"><text:span text:style-name="T3">require_once</text:span> (<text:span text:style-name="T4">'php/footer.php'</text:span>);<text:span text:style-name="T6">?&gt;</text:span></text:p>
      <text:p text:style-name="P3"><text:line-break/></text:p>
      <text:p text:style-name="P5">&lt;!-- Ce script est fait pour masquer les boutons précédent et suivant quand je clique sur une catégorie de plats de la page index.php --&gt;</text:p>
      <text:p text:style-name="P2"><text:span text:style-name="T9">&lt;</text:span><text:span text:style-name="T6">script</text:span><text:span text:style-name="T9">&gt;</text:span></text:p>
      <text:p text:style-name="P2"><text:span text:style-name="T6">const</text:span> <text:span text:style-name="T11">hideButtons</text:span> = <text:span text:style-name="T6">&lt;?php</text:span> <text:span text:style-name="T1">echo</text:span> <text:span text:style-name="T1">isset</text:span>(<text:span text:style-name="T5">$_GET</text:span>[<text:span text:style-name="T4">'id'</text:span>]) ? <text:span text:style-name="T4">'true'</text:span> : <text:span text:style-name="T4">'false'</text:span>; <text:span text:style-name="T6">?&gt;</text:span>;</text:p>
      <text:p text:style-name="P2"><text:span text:style-name="T3">if</text:span> (<text:span text:style-name="T5">hideButtons</text:span>) {</text:p>
      <text:p text:style-name="P2"><text:span text:style-name="T5">document</text:span>.<text:span text:style-name="T1">querySelector</text:span>(<text:span text:style-name="T4">'.prev'</text:span>).<text:span text:style-name="T5">style</text:span>.<text:span text:style-name="T5">display</text:span> = <text:span text:style-name="T4">'none'</text:span>;</text:p>
      <text:p text:style-name="P2"><text:span text:style-name="T5">document</text:span>.<text:span text:style-name="T1">querySelector</text:span>(<text:span text:style-name="T4">'.next'</text:span>).<text:span text:style-name="T5">style</text:span>.<text:span text:style-name="T5">display</text:span> = <text:span text:style-name="T4">'none'</text:span>;</text:p>
      <text:p text:style-name="P2">}</text:p>
      <text:p text:style-name="P2"><text:span text:style-name="T9">&lt;/</text:span><text:span text:style-name="T6">script</text:span><text:span text:style-name="T9">&gt;</text:span></text:p>
      <text:p text:style-name="P1"/>
      <text:p text:style-name="P1">Voici ma page <text:s/>categorie.php qui affiche les catégories de plats</text:p>
      <text:p text:style-name="P6">&lt;!-- ICI MA PAGE CATEGORIE: Avec les 8 Catégories de plats --&gt;</text:p>
      <text:p text:style-name="P8"/>
      <text:p text:style-name="P2"><text:span text:style-name="T9">&lt;</text:span><text:span text:style-name="T6">body</text:span> <text:span text:style-name="T5">style</text:span>=<text:span text:style-name="T4">"background-color: #4A394a;"</text:span><text:span text:style-name="T9">&gt;</text:span></text:p>
      <text:p text:style-name="P9"/>
      <text:p text:style-name="P5">&lt;!-- Header --&gt;</text:p>
      <text:p text:style-name="P7">&lt;?php</text:p>
      <text:p text:style-name="P2"><text:span text:style-name="T3">require_once</text:span> (<text:span text:style-name="T4">"php/header.php"</text:span>);</text:p>
      <text:p text:style-name="P2"><text:span text:style-name="T3">require_once</text:span>(<text:span text:style-name="T4">"database.php"</text:span>);</text:p>
      <text:p text:style-name="P9"/>
      <text:p text:style-name="P5">// Récupérer toutes les catégories depuis la base de données</text:p>
      <text:p text:style-name="P2"><text:span text:style-name="T5">$categories</text:span> = <text:span text:style-name="T1">getCategories</text:span>(<text:span text:style-name="T5">$conn</text:span>);</text:p>
      <text:p text:style-name="P9"/>
      <text:p text:style-name="P2"><text:span text:style-name="T6">?&gt;</text:span></text:p>
      <text:p text:style-name="P8"/>
      <text:p text:style-name="P2"><text:span text:style-name="T9">&lt;</text:span><text:span text:style-name="T6">main</text:span> <text:span text:style-name="T5">class</text:span>=<text:span text:style-name="T4">"container-fluid mt-3 pt-5"</text:span> <text:span text:style-name="T9">&gt;</text:span></text:p>
      <text:p text:style-name="P2"><text:span text:style-name="T9">&lt;</text:span><text:span text:style-name="T6">div</text:span> <text:span text:style-name="T5">class</text:span>=<text:span text:style-name="T4">"row justify-content-center"</text:span><text:span text:style-name="T9">&gt;</text:span></text:p>
      <text:p text:style-name="P2"><text:span text:style-name="T9">&lt;</text:span><text:span text:style-name="T6">div</text:span> <text:span text:style-name="T5">class</text:span>=<text:span text:style-name="T4">"col-md-8 col-lg-6"</text:span><text:span text:style-name="T9">&gt;</text:span></text:p>
      <text:p text:style-name="P2"><text:span text:style-name="T9">&lt;</text:span><text:span text:style-name="T6">h1</text:span> <text:span text:style-name="T5">class</text:span>=<text:span text:style-name="T4">"h5couleurcat text-center"</text:span><text:span text:style-name="T9">&gt;</text:span>TOUTES LES CATÉGORIES<text:span text:style-name="T9">&lt;/</text:span><text:span text:style-name="T6">h1</text:span><text:span text:style-name="T9">&gt;</text:span></text:p>
      <text:p text:style-name="P2"><text:span text:style-name="T9">&lt;/</text:span><text:span text:style-name="T6">div</text:span><text:span text:style-name="T9">&gt;</text:span></text:p>
      <text:p text:style-name="P2"><text:span text:style-name="T9">&lt;/</text:span><text:span text:style-name="T6">div</text:span><text:span text:style-name="T9">&gt;</text:span></text:p>
      <text:p text:style-name="P9"/>
      <text:p text:style-name="P5">&lt;!-- CAROUSEL AVEC 4 IMAGES DE TOUTES LES CATÉGORIES --&gt;</text:p>
      <text:p text:style-name="P2"><text:span text:style-name="T9">&lt;</text:span><text:span text:style-name="T6">div</text:span> <text:span text:style-name="T5">id</text:span>=<text:span text:style-name="T4">"carouselExample"</text:span> <text:span text:style-name="T5">class</text:span>=<text:span text:style-name="T4">"carousel slide categorie-container"</text:span> <text:span text:style-name="T5">data-bs-ride</text:span>=<text:span text:style-name="T4">"carousel"</text:span><text:span text:style-name="T9">&gt;</text:span></text:p>
      <text:p text:style-name="P2"><text:span text:style-name="T9">&lt;</text:span><text:span text:style-name="T6">div</text:span> <text:span text:style-name="T5">class</text:span>=<text:span text:style-name="T4">"carousel-inner"</text:span><text:span text:style-name="T9">&gt;</text:span></text:p>
      <text:p text:style-name="P2"><text:span text:style-name="T6">&lt;?php</text:span> <text:span text:style-name="T3">foreach</text:span>(<text:span text:style-name="T5">$categories</text:span> as <text:span text:style-name="T5">$key</text:span> =&gt; <text:span text:style-name="T5">$categorie</text:span>) :<text:span text:style-name="T6">?&gt;</text:span></text:p>
      <text:p text:style-name="P2"><text:span text:style-name="T6">&lt;?php</text:span> <text:span text:style-name="T3">if</text:span>(<text:span text:style-name="T5">$key</text:span> % <text:span text:style-name="T10">4</text:span> === <text:span text:style-name="T10">0</text:span>) :<text:span text:style-name="T6">?&gt;</text:span></text:p>
      <text:p text:style-name="P2"><text:span text:style-name="T9">&lt;</text:span><text:span text:style-name="T6">div</text:span> <text:span text:style-name="T5">class</text:span>=<text:span text:style-name="T4">"carousel-item </text:span><text:span text:style-name="T6">&lt;?php</text:span> <text:span text:style-name="T1">echo</text:span> <text:span text:style-name="T5">$key</text:span> === <text:span text:style-name="T10">0</text:span>? <text:span text:style-name="T4">'active'</text:span> : <text:span text:style-name="T4">''</text:span>;<text:span text:style-name="T6">?&gt;</text:span><text:span text:style-name="T4">"</text:span><text:span text:style-name="T9">&gt;</text:span></text:p>
      <text:p text:style-name="P2"><text:span text:style-name="T9">&lt;</text:span><text:span text:style-name="T6">div</text:span> <text:span text:style-name="T5">class</text:span>=<text:span text:style-name="T4">"card-group"</text:span><text:span text:style-name="T9">&gt;</text:span></text:p>
      <text:p text:style-name="P2"><text:span text:style-name="T6">&lt;?php</text:span> <text:span text:style-name="T3">endif</text:span>;<text:span text:style-name="T6">?&gt;</text:span></text:p>
      <text:p text:style-name="P2"><text:span text:style-name="T9">&lt;</text:span><text:span text:style-name="T6">div</text:span> <text:span text:style-name="T5">class</text:span>=<text:span text:style-name="T4">"col-sm-3 p-3 bg-dark text-white"</text:span><text:span text:style-name="T9">&gt;</text:span></text:p>
      <text:p text:style-name="P2"><text:span text:style-name="T9">&lt;</text:span><text:span text:style-name="T6">a</text:span> <text:span text:style-name="T5">href</text:span>=<text:span text:style-name="T4">"plats.php?id=</text:span><text:span text:style-name="T6">&lt;?php</text:span> <text:span text:style-name="T1">echo</text:span> <text:span text:style-name="T5">$categorie</text:span>[<text:span text:style-name="T4">'id'</text:span>];<text:span text:style-name="T6">?&gt;</text:span><text:span text:style-name="T4">"</text:span><text:span text:style-name="T9">&gt;</text:span></text:p>
      <text:p text:style-name="P2"><text:soft-page-break/><text:span text:style-name="T9">&lt;</text:span><text:span text:style-name="T6">img</text:span> <text:span text:style-name="T5">class</text:span>=<text:span text:style-name="T4">"rounded-circle mx-auto d-block"</text:span> <text:span text:style-name="T5">src</text:span>=<text:span text:style-name="T4">"images_the_district/category/</text:span><text:span text:style-name="T6">&lt;?php</text:span> <text:span text:style-name="T1">echo</text:span> <text:span text:style-name="T5">$categorie</text:span>[<text:span text:style-name="T4">'image'</text:span>];<text:span text:style-name="T6">?&gt;</text:span><text:span text:style-name="T4">"</text:span> <text:span text:style-name="T5">alt</text:span>=<text:span text:style-name="T4">"..."</text:span><text:span text:style-name="T9">&gt;</text:span></text:p>
      <text:p text:style-name="P2"><text:span text:style-name="T9">&lt;/</text:span><text:span text:style-name="T6">a</text:span><text:span text:style-name="T9">&gt;</text:span></text:p>
      <text:p text:style-name="P2"><text:span text:style-name="T9">&lt;</text:span><text:span text:style-name="T6">div</text:span> <text:span text:style-name="T5">class</text:span>=<text:span text:style-name="T4">"card-body"</text:span><text:span text:style-name="T9">&gt;</text:span></text:p>
      <text:p text:style-name="P2"><text:span text:style-name="T9">&lt;</text:span><text:span text:style-name="T6">h5</text:span> <text:span text:style-name="T5">class</text:span>=<text:span text:style-name="T4">"card-title"</text:span><text:span text:style-name="T9">&gt;</text:span><text:span text:style-name="T6">&lt;?php</text:span> <text:span text:style-name="T1">echo</text:span> <text:span text:style-name="T5">$categorie</text:span>[<text:span text:style-name="T4">'libelle'</text:span>];<text:span text:style-name="T6">?&gt;</text:span><text:span text:style-name="T9">&lt;/</text:span><text:span text:style-name="T6">h5</text:span><text:span text:style-name="T9">&gt;</text:span></text:p>
      <text:p text:style-name="P2"><text:span text:style-name="T9">&lt;/</text:span><text:span text:style-name="T6">div</text:span><text:span text:style-name="T9">&gt;</text:span></text:p>
      <text:p text:style-name="P2"><text:span text:style-name="T9">&lt;/</text:span><text:span text:style-name="T6">div</text:span><text:span text:style-name="T9">&gt;</text:span></text:p>
      <text:p text:style-name="P9"/>
      <text:p text:style-name="P2"><text:span text:style-name="T6">&lt;?php</text:span> <text:span text:style-name="T3">if</text:span>((<text:span text:style-name="T5">$key</text:span>+<text:span text:style-name="T10">1</text:span>) % <text:span text:style-name="T10">4</text:span> === <text:span text:style-name="T10">0</text:span> || <text:span text:style-name="T5">$key</text:span> === <text:span text:style-name="T1">count</text:span>(<text:span text:style-name="T5">$categories</text:span>)-<text:span text:style-name="T10">1</text:span>) :<text:span text:style-name="T6">?&gt;</text:span></text:p>
      <text:p text:style-name="P2"><text:span text:style-name="T9">&lt;/</text:span><text:span text:style-name="T6">div</text:span><text:span text:style-name="T9">&gt;</text:span></text:p>
      <text:p text:style-name="P2"><text:span text:style-name="T9">&lt;/</text:span><text:span text:style-name="T6">div</text:span><text:span text:style-name="T9">&gt;</text:span></text:p>
      <text:p text:style-name="P2"><text:span text:style-name="T6">&lt;?php</text:span> <text:span text:style-name="T3">endif</text:span>;<text:span text:style-name="T6">?&gt;</text:span></text:p>
      <text:p text:style-name="P9"/>
      <text:p text:style-name="P2"><text:span text:style-name="T6">&lt;?php</text:span> <text:span text:style-name="T3">endforeach</text:span>;<text:span text:style-name="T6">?&gt;</text:span></text:p>
      <text:p text:style-name="P2"><text:span text:style-name="T9">&lt;/</text:span><text:span text:style-name="T6">div</text:span><text:span text:style-name="T9">&gt;</text:span></text:p>
      <text:p text:style-name="P9"/>
      <text:p text:style-name="P5">&lt;!-- Boutons de carousel --&gt;</text:p>
      <text:p text:style-name="P2"><text:span text:style-name="T9">&lt;</text:span><text:span text:style-name="T6">div</text:span> <text:span text:style-name="T5">class</text:span>=<text:span text:style-name="T4">"carousel-controls moncarousselcat"</text:span><text:span text:style-name="T9">&gt;</text:span></text:p>
      <text:p text:style-name="P2"><text:span text:style-name="T9">&lt;</text:span><text:span text:style-name="T6">button</text:span> <text:span text:style-name="T5">class</text:span>=<text:span text:style-name="T4">"carousel-control-prev moncarousselcatprev"</text:span> <text:span text:style-name="T5">id</text:span>=<text:span text:style-name="T4">"carouselcatprec"</text:span> <text:span text:style-name="T5">type</text:span>=<text:span text:style-name="T4">"button"</text:span> <text:span text:style-name="T5">data-bs-target</text:span>=<text:span text:style-name="T4">"#carouselExample"</text:span> <text:span text:style-name="T5">data-bs-slide</text:span>=<text:span text:style-name="T4">"prev"</text:span><text:span text:style-name="T9">&gt;</text:span></text:p>
      <text:p text:style-name="P2"><text:span text:style-name="T9">&lt;</text:span><text:span text:style-name="T6">span</text:span> <text:span text:style-name="T5">class</text:span>=<text:span text:style-name="T4">"carousel-control-prev-icon"</text:span> <text:span text:style-name="T5">aria-hidden</text:span>=<text:span text:style-name="T4">"true"</text:span><text:span text:style-name="T9">&gt;&lt;/</text:span><text:span text:style-name="T6">span</text:span><text:span text:style-name="T9">&gt;</text:span></text:p>
      <text:p text:style-name="P2"><text:span text:style-name="T9">&lt;</text:span><text:span text:style-name="T6">button</text:span> <text:span text:style-name="T5">class</text:span>=<text:span text:style-name="T4">"btn btn-secondary bg-dark rounded-4 col-sm-1 espacebouton"</text:span> <text:span text:style-name="T5">onclick</text:span>=<text:span text:style-name="T4">"</text:span><text:span text:style-name="T1">precedent</text:span><text:span text:style-name="T4">()"</text:span> <text:span text:style-name="T5">type</text:span>=<text:span text:style-name="T4">"button"</text:span><text:span text:style-name="T9">&gt;</text:span>Précédent<text:span text:style-name="T9">&lt;/</text:span><text:span text:style-name="T6">button</text:span><text:span text:style-name="T9">&gt;</text:span></text:p>
      <text:p text:style-name="P2"><text:span text:style-name="T9">&lt;/</text:span><text:span text:style-name="T6">button</text:span><text:span text:style-name="T9">&gt;</text:span></text:p>
      <text:p text:style-name="P2"><text:span text:style-name="T9">&lt;</text:span><text:span text:style-name="T6">button</text:span> <text:span text:style-name="T5">class</text:span>=<text:span text:style-name="T4">"carousel-control-next"</text:span> <text:span text:style-name="T5">id</text:span>=<text:span text:style-name="T4">"carouselcatsuiv"</text:span> <text:span text:style-name="T5">type</text:span>=<text:span text:style-name="T4">"button"</text:span> <text:span text:style-name="T5">data-bs-target</text:span>=<text:span text:style-name="T4">"#carouselExample"</text:span> <text:span text:style-name="T5">data-bs-slide</text:span>=<text:span text:style-name="T4">"next"</text:span><text:span text:style-name="T9">&gt;</text:span></text:p>
      <text:p text:style-name="P2"><text:span text:style-name="T9">&lt;</text:span><text:span text:style-name="T6">span</text:span> <text:span text:style-name="T5">class</text:span>=<text:span text:style-name="T4">"carousel-control-next-icon"</text:span> <text:span text:style-name="T5">aria-hidden</text:span>=<text:span text:style-name="T4">"true"</text:span><text:span text:style-name="T9">&gt;&lt;/</text:span><text:span text:style-name="T6">span</text:span><text:span text:style-name="T9">&gt;</text:span></text:p>
      <text:p text:style-name="P2"><text:span text:style-name="T9">&lt;</text:span><text:span text:style-name="T6">button</text:span> <text:span text:style-name="T5">class</text:span>=<text:span text:style-name="T4">"btn btn-secondary bg-dark rounded-4 col-sm-1 espacebouton"</text:span> <text:span text:style-name="T5">onclick</text:span>=<text:span text:style-name="T4">"</text:span><text:span text:style-name="T1">suivant</text:span><text:span text:style-name="T4">()"</text:span> <text:span text:style-name="T5">type</text:span>=<text:span text:style-name="T4">"button"</text:span><text:span text:style-name="T9">&gt;</text:span>Suivant<text:span text:style-name="T9">&lt;/</text:span><text:span text:style-name="T6">button</text:span><text:span text:style-name="T9">&gt;</text:span></text:p>
      <text:p text:style-name="P2"><text:span text:style-name="T9">&lt;/</text:span><text:span text:style-name="T6">button</text:span><text:span text:style-name="T9">&gt;</text:span></text:p>
      <text:p text:style-name="P2"><text:span text:style-name="T9">&lt;/</text:span><text:span text:style-name="T6">div</text:span><text:span text:style-name="T9">&gt;</text:span></text:p>
      <text:p text:style-name="P2"><text:span text:style-name="T9">&lt;/</text:span><text:span text:style-name="T6">div</text:span><text:span text:style-name="T9">&gt;</text:span></text:p>
      <text:p text:style-name="P2"><text:span text:style-name="T9">&lt;/</text:span><text:span text:style-name="T6">main</text:span><text:span text:style-name="T9">&gt;</text:span></text:p>
      <text:p text:style-name="P9"/>
      <text:p text:style-name="P5">&lt;!-- ICI MON FOOTER OU PIED DE PAGE AVEC LES LOGOS --&gt;</text:p>
      <text:p text:style-name="P7">&lt;?php</text:p>
      <text:p text:style-name="P2"><text:span text:style-name="T3">require_once</text:span> (<text:span text:style-name="T4">'php/footer.php'</text:span>);<text:span text:style-name="T6">?&gt;</text:span></text:p>
      <text:p text:style-name="P1"/>
      <text:p text:style-name="P1"/>
      <text:p text:style-name="P1">Sur la page accueil, quand je tape dans la barre de recherche le nom d’un plat il me l’affiche.<text:line-break/><text:line-break/><text:span text:style-name="T12">Travail à faire</text:span> : je veux que quand je tape aussi dans la barre de recherche le nom d’une categorie de plats, tu me l’affiches également. Sans casser mon code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09:45:28.990937846</meta:creation-date>
    <dc:date>2024-07-30T09:54:17.466432989</dc:date>
    <meta:editing-duration>PT8M49S</meta:editing-duration>
    <meta:editing-cycles>1</meta:editing-cycles>
    <meta:document-statistic meta:table-count="0" meta:image-count="0" meta:object-count="0" meta:page-count="12" meta:paragraph-count="416" meta:word-count="2167" meta:character-count="18507" meta:non-whitespace-character-count="16763"/>
    <meta:generator>LibreOffice/7.3.7.2$Linux_X86_64 LibreOffice_project/30$Build-2</meta:generator>
  </office:meta>
</office:document-meta>
</file>